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1.09cm"/>
    </style:style>
    <style:style style:name="co2" style:family="table-column">
      <style:table-column-properties fo:break-before="auto" style:column-width="6.659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065cm"/>
    </style:style>
    <style:style style:name="co5" style:family="table-column">
      <style:table-column-properties fo:break-before="auto" style:column-width="6.7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408cm"/>
    </style:style>
    <style:style style:name="co8" style:family="table-column">
      <style:table-column-properties fo:break-before="auto" style:column-width="1.113cm"/>
    </style:style>
    <style:style style:name="co9" style:family="table-column">
      <style:table-column-properties fo:break-before="auto" style:column-width="3.392cm"/>
    </style:style>
    <style:style style:name="co10" style:family="table-column">
      <style:table-column-properties fo:break-before="auto" style:column-width="3.244cm"/>
    </style:style>
    <style:style style:name="co11" style:family="table-column">
      <style:table-column-properties fo:break-before="auto" style:column-width="2.699cm"/>
    </style:style>
    <style:style style:name="co12" style:family="table-column">
      <style:table-column-properties fo:break-before="auto" style:column-width="2.551cm"/>
    </style:style>
    <style:style style:name="co13" style:family="table-column">
      <style:table-column-properties fo:break-before="auto" style:column-width="2.872cm"/>
    </style:style>
    <style:style style:name="co14" style:family="table-column">
      <style:table-column-properties fo:break-before="auto" style:column-width="3.096cm"/>
    </style:style>
    <style:style style:name="co15" style:family="table-column">
      <style:table-column-properties fo:break-before="auto" style:column-width="3.044cm"/>
    </style:style>
    <style:style style:name="co16" style:family="table-column">
      <style:table-column-properties fo:break-before="auto" style:column-width="1.685cm"/>
    </style:style>
    <style:style style:name="co17" style:family="table-column">
      <style:table-column-properties fo:break-before="auto" style:column-width="9.703cm"/>
    </style:style>
    <style:style style:name="co18" style:family="table-column">
      <style:table-column-properties fo:break-before="auto" style:column-width="6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" style:family="table-cell" style:parent-style-name="Default" style:data-style-name="N11"/>
    <style:style style:name="ce10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81d41a"/>
    </style:style>
    <style:style style:name="ce17" style:family="table-cell" style:parent-style-name="Default">
      <style:table-cell-properties fo:background-color="#81d41a"/>
      <style:text-properties fo:color="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9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3.284cm" svg:height="6.614cm" svg:x="17.601cm" svg:y="1.116cm">
            <draw:object draw:notify-on-update-of-ranges="Sheet1.A4:Sheet1.A15 Sheet1.D4:Sheet1.D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2.652cm" svg:height="6.481cm" svg:x="17.729cm" svg:y="8.659cm">
            <draw:object draw:notify-on-update-of-ranges="Sheet1.A19:Sheet1.A30 Sheet1.D19:Sheet1.D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0.923cm" svg:height="5.817cm" svg:x="17.676cm" svg:y="15.938cm">
            <draw:object draw:notify-on-update-of-ranges="Sheet1.A34:Sheet1.A45 Sheet1.D34:Sheet1.D4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3.874cm" svg:height="7.074cm" svg:x="17.175cm" svg:y="47.952cm">
            <draw:object draw:notify-on-update-of-ranges="Sheet1.A108:Sheet1.A120 Sheet1.D108:Sheet1.D12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4" draw:style-name="gr1" draw:text-style-name="P1" svg:width="13.304cm" svg:height="6.723cm" svg:x="17.15cm" svg:y="55.256cm">
            <draw:object draw:notify-on-update-of-ranges="Sheet1.A125:Sheet1.A137 Sheet1.D125:Sheet1.D13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3.055cm" svg:height="5.82cm" svg:x="17.647cm" svg:y="63.757cm">
            <draw:object draw:notify-on-update-of-ranges="Sheet1.A142:Sheet1.A154 Sheet1.D142:Sheet1.D15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6" draw:style-name="gr1" draw:text-style-name="P1" svg:width="10.747cm" svg:height="6.046cm" svg:x="17.299cm" svg:y="31.182cm">
            <draw:object draw:notify-on-update-of-ranges="Sheet1.A70:Sheet1.A79 Sheet1.D70:Sheet1.D7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7" draw:style-name="gr1" draw:text-style-name="P1" svg:width="10.598cm" svg:height="6.497cm" svg:x="17.349cm" svg:y="24.133cm">
            <draw:object draw:notify-on-update-of-ranges="Sheet1.A56:Sheet1.A65 Sheet1.D56:Sheet1.D6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0.499cm" svg:height="5.594cm" svg:x="17.473cm" svg:y="37.73cm">
            <draw:object draw:notify-on-update-of-ranges="Sheet1.A84:Sheet1.A93 Sheet1.D84:Sheet1.D9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12.584cm" svg:height="7.074cm" svg:x="17.547cm" svg:y="71.02cm">
            <draw:object draw:notify-on-update-of-ranges="Sheet1.A160:Sheet1.A171 Sheet1.D160:Sheet1.D17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0" draw:style-name="gr1" draw:text-style-name="P1" svg:width="12.335cm" svg:height="6.071cm" svg:x="17.721cm" svg:y="79.323cm">
            <draw:object draw:notify-on-update-of-ranges="Sheet1.A177:Sheet1.A188 Sheet1.D177:Sheet1.D18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1" draw:style-name="gr1" draw:text-style-name="P1" svg:width="12.012cm" svg:height="6.924cm" svg:x="17.945cm" svg:y="86.322cm">
            <draw:object draw:notify-on-update-of-ranges="Sheet1.A193:Sheet1.A204 Sheet1.D193:Sheet1.D20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1-5%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20201123_astroad_n_p5_7x_r_yes_TT</text:p>
          </table:table-cell>
          <table:table-cell table:style-name="ce3" table:formula="of:=([.A4]-[.D4])/[.D4]" office:value-type="percentage" office:value="-0.00815660685154976" calcext:value-type="percentage">
            <text:p>-0.82%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20201123_astroad_n_p6_7x_r_yes_TT</text:p>
          </table:table-cell>
          <table:table-cell table:number-columns-repeated="5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20210106_astroad_n_p5_7x_r_yes_TT</text:p>
          </table:table-cell>
          <table:table-cell table:style-name="ce3" table:formula="of:=([.A5]-[.D5])/[.D5]" office:value-type="percentage" office:value="-0.0125223613595707" calcext:value-type="percentage">
            <text:p>-1.25%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20210106_astroad_n_p6_7x_r_yes_TT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210405_astroad_n_p5_7x_r_yes_TT</text:p>
          </table:table-cell>
          <table:table-cell table:style-name="ce3" table:formula="of:=([.A6]-[.D6])/[.D6]" office:value-type="percentage" office:value="-0.0153846153846154" calcext:value-type="percentage">
            <text:p>-1.54%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0210405_astroad_n_p6_7x_r_yes_TT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10424_astroad_n_p5_7x_r_yes_TT</text:p>
          </table:table-cell>
          <table:table-cell table:style-name="ce3" table:formula="of:=([.A7]-[.D7])/[.D7]" office:value-type="percentage" office:value="-0.0163934426229508" calcext:value-type="percentage">
            <text:p>-1.64%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0210424_astroad_n_p6_7x_r_yes_TT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210501_astroad_n_p5_7x_r_yes_TT</text:p>
          </table:table-cell>
          <table:table-cell table:style-name="ce3" table:formula="of:=([.A8]-[.D8])/[.D8]" office:value-type="percentage" office:value="0.0408163265306122" calcext:value-type="percentage">
            <text:p>4.08%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0210501_astroad_n_p6_7x_r_yes_TT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10711_astroad_n_p5_7x_r_yes_TT</text:p>
          </table:table-cell>
          <table:table-cell table:style-name="ce3" table:formula="of:=([.A9]-[.D9])/[.D9]" office:value-type="percentage" office:value="0.0184049079754601" calcext:value-type="percentage">
            <text:p>1.84%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0210711_astroad_n_p6_7x_r_yes_TT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210806_astroad_n_p5_7x_r_yes_TT</text:p>
          </table:table-cell>
          <table:table-cell table:style-name="ce3" table:formula="of:=([.A10]-[.D10])/[.D10]" office:value-type="percentage" office:value="-0.0590717299578059" calcext:value-type="percentage">
            <text:p>-5.91%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0210806_astroad_n_p6_7x_r_yes_TT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20210925_astroad_n_p5_7x_r_yes_TT</text:p>
          </table:table-cell>
          <table:table-cell table:style-name="ce3" table:formula="of:=([.A11]-[.D11])/[.D11]" office:value-type="percentage" office:value="-0.0582706766917293" calcext:value-type="percentage">
            <text:p>-5.83%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20210925_astroad_n_p6_7x_r_yes_TT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0211003_astroad_n_p5_7x_r_yes_TT</text:p>
          </table:table-cell>
          <table:table-cell table:style-name="ce3" table:formula="of:=([.A12]-[.D12])/[.D12]" office:value-type="percentage" office:value="-0.0442176870748299" calcext:value-type="percentage">
            <text:p>-4.42%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0211003_astroad_n_p6_7x_r_yes_TT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11117_astroad_n_p5_7x_r_yes_TT</text:p>
          </table:table-cell>
          <table:table-cell table:style-name="ce3" table:formula="of:=([.A13]-[.D13])/[.D13]" office:value-type="percentage" office:value="0" calcext:value-type="percentage">
            <text:p>0.00%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0211117_astroad_n_p6_7x_r_yes_TT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0211225_astroad_n_p5_7x_r_yes_TT</text:p>
          </table:table-cell>
          <table:table-cell table:style-name="ce3" table:formula="of:=([.A14]-[.D14])/[.D14]" office:value-type="percentage" office:value="-0.0100671140939597" calcext:value-type="percentage">
            <text:p>-1.01%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211225_astroad_n_p6_7x_r_yes_TT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20220901_astroad_n_p5_7x_r_yes_TT</text:p>
          </table:table-cell>
          <table:table-cell table:style-name="ce3" table:formula="of:=([.A15]-[.D15])/[.D15]" office:value-type="percentage" office:value="-0.0358649789029536" calcext:value-type="percentage">
            <text:p>-3.59%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20220901_astroad_n_p6_7x_r_yes_T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2-15%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0201123_astroad_n_p5_7x_r_yes_TF</text:p>
          </table:table-cell>
          <table:table-cell table:style-name="ce3" table:formula="of:=([.A19]-[.D19])/[.D19]" office:value-type="percentage" office:value="-0.0944309927360775" calcext:value-type="percentage">
            <text:p>-9.44%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20201123_astroad_n_p6_7x_r_yes_TF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10106_astroad_n_p5_7x_r_yes_TF</text:p>
          </table:table-cell>
          <table:table-cell table:style-name="ce3" table:formula="of:=([.A20]-[.D20])/[.D20]" office:value-type="percentage" office:value="-0.119565217391304" calcext:value-type="percentage">
            <text:p>-11.96%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210106_astroad_n_p6_7x_r_yes_TF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210405_astroad_n_p5_7x_r_yes_TF</text:p>
          </table:table-cell>
          <table:table-cell table:style-name="ce3" table:formula="of:=([.A21]-[.D21])/[.D21]" office:value-type="percentage" office:value="-0.0640394088669951" calcext:value-type="percentage">
            <text:p>-6.40%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0210405_astroad_n_p6_7x_r_yes_TF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0210424_astroad_n_p5_7x_r_yes_TF</text:p>
          </table:table-cell>
          <table:table-cell table:style-name="ce3" table:formula="of:=([.A22]-[.D22])/[.D22]" office:value-type="percentage" office:value="-0.145214521452145" calcext:value-type="percentage">
            <text:p>-14.52%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210424_astroad_n_p6_7x_r_yes_TF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210501_astroad_n_p5_7x_r_yes_TF</text:p>
          </table:table-cell>
          <table:table-cell table:style-name="ce3" table:formula="of:=([.A23]-[.D23])/[.D23]" office:value-type="percentage" office:value="-0.0220264317180617" calcext:value-type="percentage">
            <text:p>-2.20%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20210501_astroad_n_p6_7x_r_yes_TF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10711_astroad_n_p5_7x_r_yes_TF</text:p>
          </table:table-cell>
          <table:table-cell table:style-name="ce3" table:formula="of:=([.A24]-[.D24])/[.D24]" office:value-type="percentage" office:value="-0.0853658536585366" calcext:value-type="percentage">
            <text:p>-8.54%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0711_astroad_n_p6_7x_r_yes_TF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10806_astroad_n_p5_7x_r_yes_TF</text:p>
          </table:table-cell>
          <table:table-cell table:style-name="ce3" table:formula="of:=([.A25]-[.D25])/[.D25]" office:value-type="percentage" office:value="-0.150537634408602" calcext:value-type="percentage">
            <text:p>-15.05%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0210806_astroad_n_p6_7x_r_yes_TF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10925_astroad_n_p5_7x_r_yes_TF</text:p>
          </table:table-cell>
          <table:table-cell table:style-name="ce3" table:formula="of:=([.A26]-[.D26])/[.D26]" office:value-type="percentage" office:value="0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0925_astroad_n_p6_7x_r_yes_TF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211003_astroad_n_p5_7x_r_yes_TF</text:p>
          </table:table-cell>
          <table:table-cell table:style-name="ce3" table:formula="of:=([.A27]-[.D27])/[.D27]" office:value-type="percentage" office:value="-0.0622568093385214" calcext:value-type="percentage">
            <text:p>-6.23%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20211003_astroad_n_p6_7x_r_yes_TF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11117_astroad_n_p5_7x_r_yes_TF</text:p>
          </table:table-cell>
          <table:table-cell table:style-name="ce3" table:formula="of:=([.A28]-[.D28])/[.D28]" office:value-type="percentage" office:value="-0.0235294117647059" calcext:value-type="percentage">
            <text:p>-2.35%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0211117_astroad_n_p6_7x_r_yes_TF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211225_astroad_n_p5_7x_r_yes_TF</text:p>
          </table:table-cell>
          <table:table-cell table:style-name="ce3" table:formula="of:=([.A29]-[.D29])/[.D29]" office:value-type="percentage" office:value="-0.143410852713178" calcext:value-type="percentage">
            <text:p>-14.34%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20211225_astroad_n_p6_7x_r_yes_TF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220901_astroad_n_p5_7x_r_yes_TF</text:p>
          </table:table-cell>
          <table:table-cell table:style-name="ce3" table:formula="of:=([.A30]-[.D30])/[.D30]" office:value-type="percentage" office:value="-0.0297872340425532" calcext:value-type="percentage">
            <text:p>-2.98%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0220901_astroad_n_p6_7x_r_yes_T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2-16%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201123_astroad_n_p5_7x_r_yes_FT</text:p>
          </table:table-cell>
          <table:table-cell table:style-name="ce3" table:formula="of:=([.A34]-[.D34])/[.D34]" office:value-type="percentage" office:value="0.0210970464135021" calcext:value-type="percentage">
            <text:p>2.11%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0201123_astroad_n_p6_7x_r_yes_FT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0210106_astroad_n_p5_7x_r_yes_FT</text:p>
          </table:table-cell>
          <table:table-cell table:style-name="ce3" table:formula="of:=([.A35]-[.D35])/[.D35]" office:value-type="percentage" office:value="0.0544747081712062" calcext:value-type="percentage">
            <text:p>5.45%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20210106_astroad_n_p6_7x_r_yes_FT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10405_astroad_n_p5_7x_r_yes_FT</text:p>
          </table:table-cell>
          <table:table-cell table:style-name="ce3" table:formula="of:=([.A36]-[.D36])/[.D36]" office:value-type="percentage" office:value="0.0434782608695652" calcext:value-type="percentage">
            <text:p>4.35%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0405_astroad_n_p6_7x_r_yes_FT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10424_astroad_n_p5_7x_r_yes_FT</text:p>
          </table:table-cell>
          <table:table-cell table:style-name="ce3" table:formula="of:=([.A37]-[.D37])/[.D37]" office:value-type="percentage" office:value="0.0333333333333333" calcext:value-type="percentage">
            <text:p>3.33%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0424_astroad_n_p6_7x_r_yes_FT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10501_astroad_n_p5_7x_r_yes_FT</text:p>
          </table:table-cell>
          <table:table-cell table:style-name="ce3" table:formula="of:=([.A38]-[.D38])/[.D38]" office:value-type="percentage" office:value="-0.0769230769230769" calcext:value-type="percentage">
            <text:p>-7.69%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210501_astroad_n_p6_7x_r_yes_FT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10711_astroad_n_p5_7x_r_yes_FT</text:p>
          </table:table-cell>
          <table:table-cell table:style-name="ce3" table:formula="of:=([.A39]-[.D39])/[.D39]" office:value-type="percentage" office:value="-0.0666666666666667" calcext:value-type="percentage">
            <text:p>-6.67%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10711_astroad_n_p6_7x_r_yes_FT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210806_astroad_n_p5_7x_r_yes_FT</text:p>
          </table:table-cell>
          <table:table-cell table:style-name="ce3" table:formula="of:=([.A40]-[.D40])/[.D40]" office:value-type="percentage" office:value="0.0682926829268293" calcext:value-type="percentage">
            <text:p>6.83%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0210806_astroad_n_p6_7x_r_yes_FT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20210925_astroad_n_p5_7x_r_yes_FT</text:p>
          </table:table-cell>
          <table:table-cell table:style-name="ce3" table:formula="of:=([.A41]-[.D41])/[.D41]" office:value-type="percentage" office:value="0.0612648221343874" calcext:value-type="percentage">
            <text:p>6.13%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20210925_astroad_n_p6_7x_r_yes_FT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11003_astroad_n_p5_7x_r_yes_FT</text:p>
          </table:table-cell>
          <table:table-cell table:style-name="ce3" table:formula="of:=([.A42]-[.D42])/[.D42]" office:value-type="percentage" office:value="0.089041095890411" calcext:value-type="percentage">
            <text:p>8.90%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0211003_astroad_n_p6_7x_r_yes_FT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11117_astroad_n_p5_7x_r_yes_FT</text:p>
          </table:table-cell>
          <table:table-cell table:style-name="ce3" table:formula="of:=([.A43]-[.D43])/[.D43]" office:value-type="percentage" office:value="0" calcext:value-type="percentage">
            <text:p>0.00%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1117_astroad_n_p6_7x_r_yes_FT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11225_astroad_n_p5_7x_r_yes_FT</text:p>
          </table:table-cell>
          <table:table-cell table:style-name="ce3" table:formula="of:=([.A44]-[.D44])/[.D44]" office:value-type="percentage" office:value="0.027027027027027" calcext:value-type="percentage">
            <text:p>2.70%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0211225_astroad_n_p6_7x_r_yes_FT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20901_astroad_n_p5_7x_r_yes_FT</text:p>
          </table:table-cell>
          <table:table-cell table:style-name="ce3" table:formula="of:=([.A45]-[.D45])/[.D45]" office:value-type="percentage" office:value="0.161904761904762" calcext:value-type="percentage">
            <text:p>16.19%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220901_astroad_n_p6_7x_r_yes_FT</text:p>
          </table:table-cell>
          <table:table-cell table:number-columns-repeated="5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1-5%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20201123_astroad_0924_r_yes_TT</text:p>
          </table:table-cell>
          <table:table-cell table:style-name="ce3" table:formula="of:=([.A56]-[.D56])/[.D56]" office:value-type="percentage" office:value="-0.0356564019448947" calcext:value-type="percentage">
            <text:p>-3.57%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20201123_astroad_n0925_r_yes_TT</text:p>
          </table:table-cell>
          <table:table-cell table:number-columns-repeated="5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20210106_astroad_0924_r_yes_TT</text:p>
          </table:table-cell>
          <table:table-cell table:style-name="ce3" table:formula="of:=([.A57]-[.D57])/[.D57]" office:value-type="percentage" office:value="-0.0317740511915269" calcext:value-type="percentage">
            <text:p>-3.18%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20210106_astroad_n0922_r_yes_TT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210405_astroad_0924_r_yes_TT</text:p>
          </table:table-cell>
          <table:table-cell table:style-name="ce3" table:formula="of:=([.A58]-[.D58])/[.D58]" office:value-type="percentage" office:value="-0.0463917525773196" calcext:value-type="percentage">
            <text:p>-4.64%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0210405_astroad_n0922_r_yes_TT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10711_astroad_0924_r_yes_TT</text:p>
          </table:table-cell>
          <table:table-cell table:style-name="ce3" table:formula="of:=([.A59]-[.D59])/[.D59]" office:value-type="percentage" office:value="0.01875" calcext:value-type="percentage">
            <text:p>1.88%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0210711_astroad_n0922_r_yes_TT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210806_astroad_0924_r_yes_TT</text:p>
          </table:table-cell>
          <table:table-cell table:style-name="ce3" table:formula="of:=([.A60]-[.D60])/[.D60]" office:value-type="percentage" office:value="-0.0454545454545455" calcext:value-type="percentage">
            <text:p>-4.55%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0210806_astroad_n0922_r_yes_TT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20210925_astroad_0924_r_yes_TT</text:p>
          </table:table-cell>
          <table:table-cell table:style-name="ce3" table:formula="of:=([.A61]-[.D61])/[.D61]" office:value-type="percentage" office:value="-0.0614203454894434" calcext:value-type="percentage">
            <text:p>-6.14%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20210925_astroad_n0922_r_yes_TT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0211003_astroad_0924_r_yes_TT</text:p>
          </table:table-cell>
          <table:table-cell table:style-name="ce3" table:formula="of:=([.A62]-[.D62])/[.D62]" office:value-type="percentage" office:value="-0.0374149659863946" calcext:value-type="percentage">
            <text:p>-3.74%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0211003_astroad_n0922_r_yes_TT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211117_astroad_0924_r_yes_TT</text:p>
          </table:table-cell>
          <table:table-cell table:style-name="ce3" table:formula="of:=([.A63]-[.D63])/[.D63]" office:value-type="percentage" office:value="-0.0099502487562189" calcext:value-type="percentage">
            <text:p>-1.00%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211117_astroad_n0922_r_yes_TT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0211225_astroad_0924_r_yes_TT</text:p>
          </table:table-cell>
          <table:table-cell table:style-name="ce3" table:formula="of:=([.A64]-[.D64])/[.D64]" office:value-type="percentage" office:value="-0.0529801324503311" calcext:value-type="percentage">
            <text:p>-5.30%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0211225_astroad_n0922_r_yes_TT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0220402_astroad_0924_r_yes_TT</text:p>
          </table:table-cell>
          <table:table-cell table:style-name="ce3" table:formula="of:=([.A65]-[.D65])/[.D65]" office:value-type="percentage" office:value="-0.0199004975124378" calcext:value-type="percentage">
            <text:p>-1.99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20220402_astroad_n0922_r_yes_TT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0-14%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20201123_astroad_0924_r_yes_TF</text:p>
          </table:table-cell>
          <table:table-cell table:style-name="ce3" table:formula="of:=([.A70]-[.D70])/[.D70]" office:value-type="percentage" office:value="0.0195121951219512" calcext:value-type="percentage">
            <text:p>1.95%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20201123_astroad_n0925_r_yes_TF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10106_astroad_0924_r_yes_TF</text:p>
          </table:table-cell>
          <table:table-cell table:style-name="ce3" table:formula="of:=([.A71]-[.D71])/[.D71]" office:value-type="percentage" office:value="-0.0393258426966292" calcext:value-type="percentage">
            <text:p>-3.93%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20210106_astroad_n0922_r_yes_TF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210405_astroad_0924_r_yes_TF</text:p>
          </table:table-cell>
          <table:table-cell table:style-name="ce3" table:formula="of:=([.A72]-[.D72])/[.D72]" office:value-type="percentage" office:value="0.0203045685279188" calcext:value-type="percentage">
            <text:p>2.03%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0210405_astroad_n0922_r_yes_TF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10711_astroad_0924_r_yes_TF</text:p>
          </table:table-cell>
          <table:table-cell table:style-name="ce3" table:formula="of:=([.A73]-[.D73])/[.D73]" office:value-type="percentage" office:value="-0.0434782608695652" calcext:value-type="percentage">
            <text:p>-4.35%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0711_astroad_n0922_r_yes_TF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10806_astroad_0924_r_yes_TF</text:p>
          </table:table-cell>
          <table:table-cell table:style-name="ce3" table:formula="of:=([.A74]-[.D74])/[.D74]" office:value-type="percentage" office:value="-0.147959183673469" calcext:value-type="percentage">
            <text:p>-14.80%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0210806_astroad_n0922_r_yes_TF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10925_astroad_0924_r_yes_TF</text:p>
          </table:table-cell>
          <table:table-cell table:style-name="ce3" table:formula="of:=([.A75]-[.D75])/[.D75]" office:value-type="percentage" office:value="0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0925_astroad_n0922_r_yes_TF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0211003_astroad_0924_r_yes_TF</text:p>
          </table:table-cell>
          <table:table-cell table:style-name="ce3" table:formula="of:=([.A76]-[.D76])/[.D76]" office:value-type="percentage" office:value="-0.0161943319838057" calcext:value-type="percentage">
            <text:p>-1.62%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20211003_astroad_n0922_r_yes_TF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11117_astroad_0924_r_yes_TF</text:p>
          </table:table-cell>
          <table:table-cell table:style-name="ce3" table:formula="of:=([.A77]-[.D77])/[.D77]" office:value-type="percentage" office:value="-0.14572864321608" calcext:value-type="percentage">
            <text:p>-14.57%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20211117_astroad_n0922_r_yes_TF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0211225_astroad_0924_r_yes_TF</text:p>
          </table:table-cell>
          <table:table-cell table:style-name="ce3" table:formula="of:=([.A78]-[.D78])/[.D78]" office:value-type="percentage" office:value="-0.0872727272727273" calcext:value-type="percentage">
            <text:p>-8.73%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0211225_astroad_n0922_r_yes_TF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0220402_astroad_0924_r_yes_TF</text:p>
          </table:table-cell>
          <table:table-cell table:style-name="ce3" table:formula="of:=([.A79]-[.D79])/[.D79]" office:value-type="percentage" office:value="-0.0966767371601208" calcext:value-type="percentage">
            <text:p>-9.67%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20220402_astroad_n0922_r_yes_TF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2-14%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0201123_astroad_0924_r_yes_FT</text:p>
          </table:table-cell>
          <table:table-cell table:style-name="ce3" table:formula="of:=([.A84]-[.D84])/[.D84]" office:value-type="percentage" office:value="0.0944206008583691" calcext:value-type="percentage">
            <text:p>9.44%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0201123_astroad_n0925_r_yes_FT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0210106_astroad_0924_r_yes_FT</text:p>
          </table:table-cell>
          <table:table-cell table:style-name="ce3" table:formula="of:=([.A85]-[.D85])/[.D85]" office:value-type="percentage" office:value="0.148760330578512" calcext:value-type="percentage">
            <text:p>14.88%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0210106_astroad_n0922_r_yes_FT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10405_astroad_0924_r_yes_FT</text:p>
          </table:table-cell>
          <table:table-cell table:style-name="ce3" table:formula="of:=([.A86]-[.D86])/[.D86]" office:value-type="percentage" office:value="0.128571428571429" calcext:value-type="percentage">
            <text:p>12.86%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0405_astroad_n0922_r_yes_FT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10711_astroad_0924_r_yes_FT</text:p>
          </table:table-cell>
          <table:table-cell table:style-name="ce3" table:formula="of:=([.A87]-[.D87])/[.D87]" office:value-type="percentage" office:value="-0.0625" calcext:value-type="percentage">
            <text:p>-6.25%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10711_astroad_n0922_r_yes_FT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10806_astroad_0924_r_yes_FT</text:p>
          </table:table-cell>
          <table:table-cell table:style-name="ce3" table:formula="of:=([.A88]-[.D88])/[.D88]" office:value-type="percentage" office:value="0.055" calcext:value-type="percentage">
            <text:p>5.50%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210806_astroad_n0922_r_yes_FT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20210925_astroad_0924_r_yes_FT</text:p>
          </table:table-cell>
          <table:table-cell table:style-name="ce3" table:formula="of:=([.A89]-[.D89])/[.D89]" office:value-type="percentage" office:value="0.0618955512572534" calcext:value-type="percentage">
            <text:p>6.19%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20210925_astroad_n0922_r_yes_FT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11003_astroad_0924_r_yes_FT</text:p>
          </table:table-cell>
          <table:table-cell table:style-name="ce3" table:formula="of:=([.A90]-[.D90])/[.D90]" office:value-type="percentage" office:value="0.0753424657534247" calcext:value-type="percentage">
            <text:p>7.53%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0211003_astroad_n0922_r_yes_FT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11117_astroad_0924_r_yes_FT</text:p>
          </table:table-cell>
          <table:table-cell table:style-name="ce3" table:formula="of:=([.A91]-[.D91])/[.D91]" office:value-type="percentage" office:value="0.0235294117647059" calcext:value-type="percentage">
            <text:p>2.35%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1117_astroad_n0922_r_yes_F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11225_astroad_0924_r_yes_FT</text:p>
          </table:table-cell>
          <table:table-cell table:style-name="ce3" table:formula="of:=([.A92]-[.D92])/[.D92]" office:value-type="percentage" office:value="0.149532710280374" calcext:value-type="percentage">
            <text:p>14.95%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0211225_astroad_n0922_r_yes_FT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220402_astroad_0924_r_yes_FT</text:p>
          </table:table-cell>
          <table:table-cell table:style-name="ce3" table:formula="of:=([.A93]-[.D93])/[.D93]" office:value-type="percentage" office:value="0.0441988950276243" calcext:value-type="percentage">
            <text:p>4.42%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220402_astroad_n0922_r_yes_FT</text:p>
          </table:table-cell>
          <table:table-cell table:number-columns-repeated="5"/>
        </table:table-row>
        <table:table-row table:style-name="ro1" table:number-rows-repeated="11">
          <table:table-cell table:number-columns-repeated="2"/>
          <table:table-cell table:style-name="ce3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0-17%</text:p>
          </table:table-cell>
          <table:table-cell table:number-columns-repeated="7"/>
        </table:table-row>
        <table:table-row table:style-name="ro1">
          <table:table-cell table:style-name="Default" office:value-type="float" office:value="595" calcext:value-type="float">
            <text:p>595</text:p>
          </table:table-cell>
          <table:table-cell office:value-type="string" calcext:value-type="string">
            <text:p>20201123_astroad_0924_r_yes_TT</text:p>
          </table:table-cell>
          <table:table-cell table:style-name="ce3" table:formula="of:=([.A108]-[.D108])/[.D108]" office:value-type="percentage" office:value="-0.0356564019448947" calcext:value-type="percentage">
            <text:p>-3.57%</text:p>
          </table:table-cell>
          <table:table-cell table:style-name="Default" office:value-type="float" office:value="617" calcext:value-type="float">
            <text:p>617</text:p>
          </table:table-cell>
          <table:table-cell office:value-type="string" calcext:value-type="string">
            <text:p>20201123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097" calcext:value-type="float">
            <text:p>1097</text:p>
          </table:table-cell>
          <table:table-cell office:value-type="string" calcext:value-type="string">
            <text:p>20210106_astroad_0924_r_yes_TT</text:p>
          </table:table-cell>
          <table:table-cell table:style-name="ce3" table:formula="of:=([.A109]-[.D109])/[.D109]" office:value-type="percentage" office:value="-0.0534943917169974" calcext:value-type="percentage">
            <text:p>-5.35%</text:p>
          </table:table-cell>
          <table:table-cell table:style-name="Default" office:value-type="float" office:value="1159" calcext:value-type="float">
            <text:p>1159</text:p>
          </table:table-cell>
          <table:table-cell office:value-type="string" calcext:value-type="string">
            <text:p>20210106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85" calcext:value-type="float">
            <text:p>185</text:p>
          </table:table-cell>
          <table:table-cell office:value-type="string" calcext:value-type="string">
            <text:p>20210405_astroad_0924_r_yes_TT</text:p>
          </table:table-cell>
          <table:table-cell table:style-name="ce3" table:formula="of:=([.A110]-[.D110])/[.D110]" office:value-type="percentage" office:value="-0.0364583333333333" calcext:value-type="percentage">
            <text:p>-3.65%</text:p>
          </table:table-cell>
          <table:table-cell table:style-name="Default" office:value-type="float" office:value="192" calcext:value-type="float">
            <text:p>192</text:p>
          </table:table-cell>
          <table:table-cell office:value-type="string" calcext:value-type="string">
            <text:p>20210405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office:value-type="string" calcext:value-type="string">
            <text:p>20210424_astroad_0924_r_yes_TT</text:p>
          </table:table-cell>
          <table:table-cell table:style-name="ce3" table:formula="of:=([.A111]-[.D111])/[.D111]" office:value-type="percentage" office:value="-0.0857142857142857" calcext:value-type="percentage">
            <text:p>-8.57%</text:p>
          </table:table-cell>
          <table:table-cell table:style-name="Default" office:value-type="float" office:value="175" calcext:value-type="float">
            <text:p>175</text:p>
          </table:table-cell>
          <table:table-cell office:value-type="string" calcext:value-type="string">
            <text:p>20210424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office:value-type="string" calcext:value-type="string">
            <text:p>20210501_astroad_0924_r_yes_TT</text:p>
          </table:table-cell>
          <table:table-cell table:style-name="ce3" table:formula="of:=([.A112]-[.D112])/[.D112]" office:value-type="percentage" office:value="0.179775280898876" calcext:value-type="percentage">
            <text:p>17.98%</text:p>
          </table:table-cell>
          <table:table-cell table:style-name="Default" office:value-type="float" office:value="178" calcext:value-type="float">
            <text:p>178</text:p>
          </table:table-cell>
          <table:table-cell office:value-type="string" calcext:value-type="string">
            <text:p>20210501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office:value-type="string" calcext:value-type="string">
            <text:p>20210711_astroad_0924_r_yes_TT</text:p>
          </table:table-cell>
          <table:table-cell table:style-name="ce3" table:formula="of:=([.A113]-[.D113])/[.D113]" office:value-type="percentage" office:value="0.0124223602484472" calcext:value-type="percentage">
            <text:p>1.24%</text:p>
          </table:table-cell>
          <table:table-cell table:style-name="Default" office:value-type="float" office:value="161" calcext:value-type="float">
            <text:p>161</text:p>
          </table:table-cell>
          <table:table-cell office:value-type="string" calcext:value-type="string">
            <text:p>20210711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231" calcext:value-type="float">
            <text:p>231</text:p>
          </table:table-cell>
          <table:table-cell office:value-type="string" calcext:value-type="string">
            <text:p>20210806_astroad_0924_r_yes_TT</text:p>
          </table:table-cell>
          <table:table-cell table:style-name="ce3" table:formula="of:=([.A114]-[.D114])/[.D114]" office:value-type="percentage" office:value="-0.0685483870967742" calcext:value-type="percentage">
            <text:p>-6.85%</text:p>
          </table:table-cell>
          <table:table-cell table:style-name="Default" office:value-type="float" office:value="248" calcext:value-type="float">
            <text:p>248</text:p>
          </table:table-cell>
          <table:table-cell office:value-type="string" calcext:value-type="string">
            <text:p>20210806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489" calcext:value-type="float">
            <text:p>489</text:p>
          </table:table-cell>
          <table:table-cell office:value-type="string" calcext:value-type="string">
            <text:p>20210925_astroad_0924_r_yes_TT</text:p>
          </table:table-cell>
          <table:table-cell table:style-name="ce3" table:formula="of:=([.A115]-[.D115])/[.D115]" office:value-type="percentage" office:value="-0.0596153846153846" calcext:value-type="percentage">
            <text:p>-5.96%</text:p>
          </table:table-cell>
          <table:table-cell table:style-name="Default" office:value-type="float" office:value="520" calcext:value-type="float">
            <text:p>520</text:p>
          </table:table-cell>
          <table:table-cell office:value-type="string" calcext:value-type="string">
            <text:p>20210925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283" calcext:value-type="float">
            <text:p>283</text:p>
          </table:table-cell>
          <table:table-cell office:value-type="string" calcext:value-type="string">
            <text:p>20211003_astroad_0924_r_yes_TT</text:p>
          </table:table-cell>
          <table:table-cell table:style-name="ce3" table:formula="of:=([.A116]-[.D116])/[.D116]" office:value-type="percentage" office:value="0" calcext:value-type="percentage">
            <text:p>0.00%</text:p>
          </table:table-cell>
          <table:table-cell table:style-name="Default" office:value-type="float" office:value="283" calcext:value-type="float">
            <text:p>283</text:p>
          </table:table-cell>
          <table:table-cell office:value-type="string" calcext:value-type="string">
            <text:p>20211003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99" calcext:value-type="float">
            <text:p>199</text:p>
          </table:table-cell>
          <table:table-cell office:value-type="string" calcext:value-type="string">
            <text:p>20211117_astroad_0924_r_yes_TT</text:p>
          </table:table-cell>
          <table:table-cell table:style-name="ce3" table:formula="of:=([.A117]-[.D117])/[.D117]" office:value-type="percentage" office:value="-0.0657276995305164" calcext:value-type="percentage">
            <text:p>-6.57%</text:p>
          </table:table-cell>
          <table:table-cell table:style-name="Default" office:value-type="float" office:value="213" calcext:value-type="float">
            <text:p>213</text:p>
          </table:table-cell>
          <table:table-cell office:value-type="string" calcext:value-type="string">
            <text:p>20211117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286" calcext:value-type="float">
            <text:p>286</text:p>
          </table:table-cell>
          <table:table-cell office:value-type="string" calcext:value-type="string">
            <text:p>20211225_astroad_0924_r_yes_TT</text:p>
          </table:table-cell>
          <table:table-cell table:style-name="ce3" table:formula="of:=([.A118]-[.D118])/[.D118]" office:value-type="percentage" office:value="-0.0622950819672131" calcext:value-type="percentage">
            <text:p>-6.23%</text:p>
          </table:table-cell>
          <table:table-cell table:style-name="Default" office:value-type="float" office:value="305" calcext:value-type="float">
            <text:p>305</text:p>
          </table:table-cell>
          <table:table-cell office:value-type="string" calcext:value-type="string">
            <text:p>20211225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394" calcext:value-type="float">
            <text:p>394</text:p>
          </table:table-cell>
          <table:table-cell office:value-type="string" calcext:value-type="string">
            <text:p>20220402_astroad_0924_r_yes_TT</text:p>
          </table:table-cell>
          <table:table-cell table:style-name="ce3" table:formula="of:=([.A119]-[.D119])/[.D119]" office:value-type="percentage" office:value="-0.0271604938271605" calcext:value-type="percentage">
            <text:p>-2.72%</text:p>
          </table:table-cell>
          <table:table-cell table:style-name="Default" office:value-type="float" office:value="405" calcext:value-type="float">
            <text:p>405</text:p>
          </table:table-cell>
          <table:table-cell office:value-type="string" calcext:value-type="string">
            <text:p>20220402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445" calcext:value-type="float">
            <text:p>445</text:p>
          </table:table-cell>
          <table:table-cell office:value-type="string" calcext:value-type="string">
            <text:p>20220901_astroad_0924_r_yes_TT</text:p>
          </table:table-cell>
          <table:table-cell table:style-name="ce3" table:formula="of:=([.A120]-[.D120])/[.D120]" office:value-type="percentage" office:value="-0.0471092077087794" calcext:value-type="percentage">
            <text:p>-4.71%</text:p>
          </table:table-cell>
          <table:table-cell table:style-name="Default" office:value-type="float" office:value="467" calcext:value-type="float">
            <text:p>467</text:p>
          </table:table-cell>
          <table:table-cell office:value-type="string" calcext:value-type="string">
            <text:p>20220901_astroad_n0925_r_yes_TT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1-21%</text:p>
          </table:table-cell>
          <table:table-cell table:number-columns-repeated="7"/>
        </table:table-row>
        <table:table-row table:style-name="ro1">
          <table:table-cell table:style-name="Default" office:value-type="float" office:value="418" calcext:value-type="float">
            <text:p>418</text:p>
          </table:table-cell>
          <table:table-cell office:value-type="string" calcext:value-type="string">
            <text:p>20201123_astroad_0924_r_yes_TF</text:p>
          </table:table-cell>
          <table:table-cell table:style-name="ce3" table:formula="of:=([.A125]-[.D125])/[.D125]" office:value-type="percentage" office:value="0.0195121951219512" calcext:value-type="percentage">
            <text:p>1.95%</text:p>
          </table:table-cell>
          <table:table-cell table:style-name="Default" office:value-type="float" office:value="410" calcext:value-type="float">
            <text:p>410</text:p>
          </table:table-cell>
          <table:table-cell office:value-type="string" calcext:value-type="string">
            <text:p>20201123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171" calcext:value-type="float">
            <text:p>171</text:p>
          </table:table-cell>
          <table:table-cell office:value-type="string" calcext:value-type="string">
            <text:p>20210106_astroad_0924_r_yes_TF</text:p>
          </table:table-cell>
          <table:table-cell table:style-name="ce3" table:formula="of:=([.A126]-[.D126])/[.D126]" office:value-type="percentage" office:value="-0.0706521739130435" calcext:value-type="percentage">
            <text:p>-7.07%</text:p>
          </table:table-cell>
          <table:table-cell table:style-name="Default" office:value-type="float" office:value="184" calcext:value-type="float">
            <text:p>184</text:p>
          </table:table-cell>
          <table:table-cell office:value-type="string" calcext:value-type="string">
            <text:p>20210106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01" calcext:value-type="float">
            <text:p>201</text:p>
          </table:table-cell>
          <table:table-cell office:value-type="string" calcext:value-type="string">
            <text:p>20210405_astroad_0924_r_yes_TF</text:p>
          </table:table-cell>
          <table:table-cell table:style-name="ce3" table:formula="of:=([.A127]-[.D127])/[.D127]" office:value-type="percentage" office:value="0.142045454545455" calcext:value-type="percentage">
            <text:p>14.20%</text:p>
          </table:table-cell>
          <table:table-cell table:style-name="Default" office:value-type="float" office:value="176" calcext:value-type="float">
            <text:p>176</text:p>
          </table:table-cell>
          <table:table-cell office:value-type="string" calcext:value-type="string">
            <text:p>20210405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39" calcext:value-type="float">
            <text:p>239</text:p>
          </table:table-cell>
          <table:table-cell office:value-type="string" calcext:value-type="string">
            <text:p>20210424_astroad_0924_r_yes_TF</text:p>
          </table:table-cell>
          <table:table-cell table:style-name="ce3" table:formula="of:=([.A128]-[.D128])/[.D128]" office:value-type="percentage" office:value="-0.16140350877193" calcext:value-type="percentage">
            <text:p>-16.14%</text:p>
          </table:table-cell>
          <table:table-cell table:style-name="Default" office:value-type="float" office:value="285" calcext:value-type="float">
            <text:p>285</text:p>
          </table:table-cell>
          <table:table-cell office:value-type="string" calcext:value-type="string">
            <text:p>20210424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03" calcext:value-type="float">
            <text:p>203</text:p>
          </table:table-cell>
          <table:table-cell office:value-type="string" calcext:value-type="string">
            <text:p>20210501_astroad_0924_r_yes_TF</text:p>
          </table:table-cell>
          <table:table-cell table:style-name="ce3" table:formula="of:=([.A129]-[.D129])/[.D129]" office:value-type="percentage" office:value="-0.0558139534883721" calcext:value-type="percentage">
            <text:p>-5.58%</text:p>
          </table:table-cell>
          <table:table-cell table:style-name="Default" office:value-type="float" office:value="215" calcext:value-type="float">
            <text:p>215</text:p>
          </table:table-cell>
          <table:table-cell office:value-type="string" calcext:value-type="string">
            <text:p>20210501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66" calcext:value-type="float">
            <text:p>66</text:p>
          </table:table-cell>
          <table:table-cell office:value-type="string" calcext:value-type="string">
            <text:p>20210711_astroad_0924_r_yes_TF</text:p>
          </table:table-cell>
          <table:table-cell table:style-name="ce3" table:formula="of:=([.A130]-[.D130])/[.D130]" office:value-type="percentage" office:value="-0.214285714285714" calcext:value-type="percentage">
            <text:p>-21.43%</text:p>
          </table:table-cell>
          <table:table-cell table:style-name="Default" office:value-type="float" office:value="84" calcext:value-type="float">
            <text:p>84</text:p>
          </table:table-cell>
          <table:table-cell office:value-type="string" calcext:value-type="string">
            <text:p>20210711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167" calcext:value-type="float">
            <text:p>167</text:p>
          </table:table-cell>
          <table:table-cell office:value-type="string" calcext:value-type="string">
            <text:p>20210806_astroad_0924_r_yes_TF</text:p>
          </table:table-cell>
          <table:table-cell table:style-name="ce3" table:formula="of:=([.A131]-[.D131])/[.D131]" office:value-type="percentage" office:value="-0.0402298850574713" calcext:value-type="percentage">
            <text:p>-4.02%</text:p>
          </table:table-cell>
          <table:table-cell table:style-name="Default" office:value-type="float" office:value="174" calcext:value-type="float">
            <text:p>174</text:p>
          </table:table-cell>
          <table:table-cell office:value-type="string" calcext:value-type="string">
            <text:p>20210806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210925_astroad_0924_r_yes_TF</text:p>
          </table:table-cell>
          <table:table-cell table:style-name="ce3" table:formula="of:=([.A132]-[.D132])/[.D132]" office:value-type="percentage" office:value="0" calcext:value-type="percentage">
            <text:p>0.00%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210925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43" calcext:value-type="float">
            <text:p>243</text:p>
          </table:table-cell>
          <table:table-cell office:value-type="string" calcext:value-type="string">
            <text:p>20211003_astroad_0924_r_yes_TF</text:p>
          </table:table-cell>
          <table:table-cell table:style-name="ce3" table:formula="of:=([.A133]-[.D133])/[.D133]" office:value-type="percentage" office:value="-0.116363636363636" calcext:value-type="percentage">
            <text:p>-11.64%</text:p>
          </table:table-cell>
          <table:table-cell table:style-name="Default" office:value-type="float" office:value="275" calcext:value-type="float">
            <text:p>275</text:p>
          </table:table-cell>
          <table:table-cell office:value-type="string" calcext:value-type="string">
            <text:p>20211003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170" calcext:value-type="float">
            <text:p>170</text:p>
          </table:table-cell>
          <table:table-cell office:value-type="string" calcext:value-type="string">
            <text:p>20211117_astroad_0924_r_yes_TF</text:p>
          </table:table-cell>
          <table:table-cell table:style-name="ce3" table:formula="of:=([.A134]-[.D134])/[.D134]" office:value-type="percentage" office:value="-0.0555555555555556" calcext:value-type="percentage">
            <text:p>-5.56%</text:p>
          </table:table-cell>
          <table:table-cell table:style-name="Default" office:value-type="float" office:value="180" calcext:value-type="float">
            <text:p>180</text:p>
          </table:table-cell>
          <table:table-cell office:value-type="string" calcext:value-type="string">
            <text:p>20211117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office:value-type="string" calcext:value-type="string">
            <text:p>20211225_astroad_0924_r_yes_TF</text:p>
          </table:table-cell>
          <table:table-cell table:style-name="ce3" table:formula="of:=([.A135]-[.D135])/[.D135]" office:value-type="percentage" office:value="-0.0419847328244275" calcext:value-type="percentage">
            <text:p>-4.20%</text:p>
          </table:table-cell>
          <table:table-cell table:style-name="Default" office:value-type="float" office:value="262" calcext:value-type="float">
            <text:p>262</text:p>
          </table:table-cell>
          <table:table-cell office:value-type="string" calcext:value-type="string">
            <text:p>20211225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99" calcext:value-type="float">
            <text:p>299</text:p>
          </table:table-cell>
          <table:table-cell office:value-type="string" calcext:value-type="string">
            <text:p>20220402_astroad_0924_r_yes_TF</text:p>
          </table:table-cell>
          <table:table-cell table:style-name="ce3" table:formula="of:=([.A136]-[.D136])/[.D136]" office:value-type="percentage" office:value="-0.0416666666666667" calcext:value-type="percentage">
            <text:p>-4.17%</text:p>
          </table:table-cell>
          <table:table-cell table:style-name="Default" office:value-type="float" office:value="312" calcext:value-type="float">
            <text:p>312</text:p>
          </table:table-cell>
          <table:table-cell office:value-type="string" calcext:value-type="string">
            <text:p>20220402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14" calcext:value-type="float">
            <text:p>214</text:p>
          </table:table-cell>
          <table:table-cell office:value-type="string" calcext:value-type="string">
            <text:p>20220901_astroad_0924_r_yes_TF</text:p>
          </table:table-cell>
          <table:table-cell table:style-name="ce3" table:formula="of:=([.A137]-[.D137])/[.D137]" office:value-type="percentage" office:value="-0.112033195020747" calcext:value-type="percentage">
            <text:p>-11.20%</text:p>
          </table:table-cell>
          <table:table-cell table:style-name="Default" office:value-type="float" office:value="241" calcext:value-type="float">
            <text:p>241</text:p>
          </table:table-cell>
          <table:table-cell office:value-type="string" calcext:value-type="string">
            <text:p>20220901_astroad_n0925_r_yes_TF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0-415%</text:p>
          </table:table-cell>
          <table:table-cell table:number-columns-repeated="7"/>
        </table:table-row>
        <table:table-row table:style-name="ro1">
          <table:table-cell table:style-name="Default" office:value-type="float" office:value="255" calcext:value-type="float">
            <text:p>255</text:p>
          </table:table-cell>
          <table:table-cell office:value-type="string" calcext:value-type="string">
            <text:p>20201123_astroad_0924_r_yes_FT</text:p>
          </table:table-cell>
          <table:table-cell table:style-name="ce3" table:formula="of:=([.A142]-[.D142])/[.D142]" office:value-type="percentage" office:value="0.0944206008583691" calcext:value-type="percentage">
            <text:p>9.44%</text:p>
          </table:table-cell>
          <table:table-cell table:style-name="Default" office:value-type="float" office:value="233" calcext:value-type="float">
            <text:p>233</text:p>
          </table:table-cell>
          <table:table-cell office:value-type="string" calcext:value-type="string">
            <text:p>20201123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office:value-type="string" calcext:value-type="string">
            <text:p>20210106_astroad_0924_r_yes_FT</text:p>
          </table:table-cell>
          <table:table-cell table:style-name="ce3" table:formula="of:=([.A143]-[.D143])/[.D143]" office:value-type="percentage" office:value="0.287037037037037" calcext:value-type="percentage">
            <text:p>28.70%</text:p>
          </table:table-cell>
          <table:table-cell table:style-name="Default" office:value-type="float" office:value="216" calcext:value-type="float">
            <text:p>216</text:p>
          </table:table-cell>
          <table:table-cell office:value-type="string" calcext:value-type="string">
            <text:p>20210106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 office:value-type="string" calcext:value-type="string">
            <text:p>20210405_astroad_0924_r_yes_FT</text:p>
          </table:table-cell>
          <table:table-cell table:style-name="ce3" table:formula="of:=([.A144]-[.D144])/[.D144]" office:value-type="percentage" office:value="0.0972222222222222" calcext:value-type="percentage">
            <text:p>9.72%</text:p>
          </table:table-cell>
          <table:table-cell table:style-name="Default" office:value-type="float" office:value="72" calcext:value-type="float">
            <text:p>72</text:p>
          </table:table-cell>
          <table:table-cell office:value-type="string" calcext:value-type="string">
            <text:p>20210405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113" calcext:value-type="float">
            <text:p>113</text:p>
          </table:table-cell>
          <table:table-cell office:value-type="string" calcext:value-type="string">
            <text:p>20210424_astroad_0924_r_yes_FT</text:p>
          </table:table-cell>
          <table:table-cell table:style-name="ce3" table:formula="of:=([.A145]-[.D145])/[.D145]" office:value-type="percentage" office:value="0.153061224489796" calcext:value-type="percentage">
            <text:p>15.31%</text:p>
          </table:table-cell>
          <table:table-cell table:style-name="Default" office:value-type="float" office:value="98" calcext:value-type="float">
            <text:p>98</text:p>
          </table:table-cell>
          <table:table-cell office:value-type="string" calcext:value-type="string">
            <text:p>20210424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20210501_astroad_0924_r_yes_FT</text:p>
          </table:table-cell>
          <table:table-cell table:style-name="ce3" table:formula="of:=([.A146]-[.D146])/[.D146]" office:value-type="percentage" office:value="-0.262295081967213" calcext:value-type="percentage">
            <text:p>-26.23%</text:p>
          </table:table-cell>
          <table:table-cell table:style-name="Default" office:value-type="float" office:value="122" calcext:value-type="float">
            <text:p>122</text:p>
          </table:table-cell>
          <table:table-cell office:value-type="string" calcext:value-type="string">
            <text:p>20210501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20210711_astroad_0924_r_yes_FT</text:p>
          </table:table-cell>
          <table:table-cell table:style-name="ce3" table:formula="of:=([.A147]-[.D147])/[.D147]" office:value-type="percentage" office:value="-0.0425531914893617" calcext:value-type="percentage">
            <text:p>-4.26%</text:p>
          </table:table-cell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20210711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211" calcext:value-type="float">
            <text:p>211</text:p>
          </table:table-cell>
          <table:table-cell office:value-type="string" calcext:value-type="string">
            <text:p>20210806_astroad_0924_r_yes_FT</text:p>
          </table:table-cell>
          <table:table-cell table:style-name="ce3" table:formula="of:=([.A148]-[.D148])/[.D148]" office:value-type="percentage" office:value="0.0876288659793814" calcext:value-type="percentage">
            <text:p>8.76%</text:p>
          </table:table-cell>
          <table:table-cell table:style-name="Default" office:value-type="float" office:value="194" calcext:value-type="float">
            <text:p>194</text:p>
          </table:table-cell>
          <table:table-cell office:value-type="string" calcext:value-type="string">
            <text:p>20210806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549" calcext:value-type="float">
            <text:p>549</text:p>
          </table:table-cell>
          <table:table-cell office:value-type="string" calcext:value-type="string">
            <text:p>20210925_astroad_0924_r_yes_FT</text:p>
          </table:table-cell>
          <table:table-cell table:style-name="ce3" table:formula="of:=([.A149]-[.D149])/[.D149]" office:value-type="percentage" office:value="0.0598455598455598" calcext:value-type="percentage">
            <text:p>5.98%</text:p>
          </table:table-cell>
          <table:table-cell table:style-name="Default" office:value-type="float" office:value="518" calcext:value-type="float">
            <text:p>518</text:p>
          </table:table-cell>
          <table:table-cell office:value-type="string" calcext:value-type="string">
            <text:p>20210925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157" calcext:value-type="float">
            <text:p>157</text:p>
          </table:table-cell>
          <table:table-cell office:value-type="string" calcext:value-type="string">
            <text:p>20211003_astroad_0924_r_yes_FT</text:p>
          </table:table-cell>
          <table:table-cell table:style-name="ce3" table:formula="of:=([.A150]-[.D150])/[.D150]" office:value-type="percentage" office:value="0" calcext:value-type="percentage">
            <text:p>0.00%</text:p>
          </table:table-cell>
          <table:table-cell table:style-name="Default" office:value-type="float" office:value="157" calcext:value-type="float">
            <text:p>157</text:p>
          </table:table-cell>
          <table:table-cell office:value-type="string" calcext:value-type="string">
            <text:p>20211003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87" calcext:value-type="float">
            <text:p>87</text:p>
          </table:table-cell>
          <table:table-cell office:value-type="string" calcext:value-type="string">
            <text:p>20211117_astroad_0924_r_yes_FT</text:p>
          </table:table-cell>
          <table:table-cell table:style-name="ce3" table:formula="of:=([.A151]-[.D151])/[.D151]" office:value-type="percentage" office:value="0.191780821917808" calcext:value-type="percentage">
            <text:p>19.18%</text:p>
          </table:table-cell>
          <table:table-cell table:style-name="Default" office:value-type="float" office:value="73" calcext:value-type="float">
            <text:p>73</text:p>
          </table:table-cell>
          <table:table-cell office:value-type="string" calcext:value-type="string">
            <text:p>20211117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123" calcext:value-type="float">
            <text:p>123</text:p>
          </table:table-cell>
          <table:table-cell office:value-type="string" calcext:value-type="string">
            <text:p>20211225_astroad_0924_r_yes_FT</text:p>
          </table:table-cell>
          <table:table-cell table:style-name="ce3" table:formula="of:=([.A152]-[.D152])/[.D152]" office:value-type="percentage" office:value="0.182692307692308" calcext:value-type="percentage">
            <text:p>18.27%</text:p>
          </table:table-cell>
          <table:table-cell table:style-name="Default" office:value-type="float" office:value="104" calcext:value-type="float">
            <text:p>104</text:p>
          </table:table-cell>
          <table:table-cell office:value-type="string" calcext:value-type="string">
            <text:p>20211225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189" calcext:value-type="float">
            <text:p>189</text:p>
          </table:table-cell>
          <table:table-cell office:value-type="string" calcext:value-type="string">
            <text:p>20220402_astroad_0924_r_yes_FT</text:p>
          </table:table-cell>
          <table:table-cell table:style-name="ce3" table:formula="of:=([.A153]-[.D153])/[.D153]" office:value-type="percentage" office:value="0.0617977528089888" calcext:value-type="percentage">
            <text:p>6.18%</text:p>
          </table:table-cell>
          <table:table-cell table:style-name="Default" office:value-type="float" office:value="178" calcext:value-type="float">
            <text:p>178</text:p>
          </table:table-cell>
          <table:table-cell office:value-type="string" calcext:value-type="string">
            <text:p>20220402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577" calcext:value-type="float">
            <text:p>577</text:p>
          </table:table-cell>
          <table:table-cell office:value-type="string" calcext:value-type="string">
            <text:p>20220901_astroad_0924_r_yes_FT</text:p>
          </table:table-cell>
          <table:table-cell table:style-name="ce3" table:formula="of:=([.A154]-[.D154])/[.D154]" office:value-type="percentage" office:value="4.15178571428571" calcext:value-type="percentage">
            <text:p>415.18%</text:p>
          </table:table-cell>
          <table:table-cell table:style-name="Default" office:value-type="float" office:value="112" calcext:value-type="float">
            <text:p>112</text:p>
          </table:table-cell>
          <table:table-cell office:value-type="string" calcext:value-type="string">
            <text:p>20220901_astroad_n0925_r_yes_FT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0-15%</text:p>
          </table:table-cell>
          <table:table-cell table:number-columns-repeated="7"/>
        </table:table-row>
        <table:table-row table:style-name="ro1">
          <table:table-cell table:style-name="Default" office:value-type="float" office:value="613" calcext:value-type="float">
            <text:p>613</text:p>
          </table:table-cell>
          <table:table-cell office:value-type="string" calcext:value-type="string">
            <text:p>20201123_astroad_n_p6_7x_r_yes_TT</text:p>
          </table:table-cell>
          <table:table-cell table:style-name="ce3" table:formula="of:=([.A160]-[.D160])/[.D160]" office:value-type="percentage" office:value="-0.0809595202398801" calcext:value-type="percentage">
            <text:p>-8.10%</text:p>
          </table:table-cell>
          <table:table-cell table:style-name="Default" office:value-type="float" office:value="667" calcext:value-type="float">
            <text:p>667</text:p>
          </table:table-cell>
          <table:table-cell office:value-type="string" calcext:value-type="string">
            <text:p>20201123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118" calcext:value-type="float">
            <text:p>1118</text:p>
          </table:table-cell>
          <table:table-cell office:value-type="string" calcext:value-type="string">
            <text:p>20210106_astroad_n_p6_7x_r_yes_TT</text:p>
          </table:table-cell>
          <table:table-cell table:style-name="ce3" table:formula="of:=([.A161]-[.D161])/[.D161]" office:value-type="percentage" office:value="-0.00533807829181495" calcext:value-type="percentage">
            <text:p>-0.53%</text:p>
          </table:table-cell>
          <table:table-cell table:style-name="Default" office:value-type="float" office:value="1124" calcext:value-type="float">
            <text:p>1124</text:p>
          </table:table-cell>
          <table:table-cell office:value-type="string" calcext:value-type="string">
            <text:p>20210106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95" calcext:value-type="float">
            <text:p>195</text:p>
          </table:table-cell>
          <table:table-cell office:value-type="string" calcext:value-type="string">
            <text:p>20210405_astroad_n_p6_7x_r_yes_TT</text:p>
          </table:table-cell>
          <table:table-cell table:style-name="ce3" table:formula="of:=([.A162]-[.D162])/[.D162]" office:value-type="percentage" office:value="0.0540540540540541" calcext:value-type="percentage">
            <text:p>5.41%</text:p>
          </table:table-cell>
          <table:table-cell table:style-name="Default" office:value-type="float" office:value="185" calcext:value-type="float">
            <text:p>185</text:p>
          </table:table-cell>
          <table:table-cell office:value-type="string" calcext:value-type="string">
            <text:p>20210405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83" calcext:value-type="float">
            <text:p>183</text:p>
          </table:table-cell>
          <table:table-cell office:value-type="string" calcext:value-type="string">
            <text:p>20210424_astroad_n_p6_7x_r_yes_TT</text:p>
          </table:table-cell>
          <table:table-cell table:style-name="ce3" table:formula="of:=([.A163]-[.D163])/[.D163]" office:value-type="percentage" office:value="-0.0518134715025907" calcext:value-type="percentage">
            <text:p>-5.18%</text:p>
          </table:table-cell>
          <table:table-cell table:style-name="Default" office:value-type="float" office:value="193" calcext:value-type="float">
            <text:p>193</text:p>
          </table:table-cell>
          <table:table-cell office:value-type="string" calcext:value-type="string">
            <text:p>20210424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96" calcext:value-type="float">
            <text:p>196</text:p>
          </table:table-cell>
          <table:table-cell office:value-type="string" calcext:value-type="string">
            <text:p>20210501_astroad_n_p6_7x_r_yes_TT</text:p>
          </table:table-cell>
          <table:table-cell table:style-name="ce3" table:formula="of:=([.A164]-[.D164])/[.D164]" office:value-type="percentage" office:value="-0.105022831050228" calcext:value-type="percentage">
            <text:p>-10.50%</text:p>
          </table:table-cell>
          <table:table-cell table:style-name="Default" office:value-type="float" office:value="219" calcext:value-type="float">
            <text:p>219</text:p>
          </table:table-cell>
          <table:table-cell office:value-type="string" calcext:value-type="string">
            <text:p>20210501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office:value-type="string" calcext:value-type="string">
            <text:p>20210711_astroad_n_p6_7x_r_yes_TT</text:p>
          </table:table-cell>
          <table:table-cell table:style-name="ce3" table:formula="of:=([.A165]-[.D165])/[.D165]" office:value-type="percentage" office:value="0.0251572327044025" calcext:value-type="percentage">
            <text:p>2.52%</text:p>
          </table:table-cell>
          <table:table-cell table:style-name="Default" office:value-type="float" office:value="159" calcext:value-type="float">
            <text:p>159</text:p>
          </table:table-cell>
          <table:table-cell office:value-type="string" calcext:value-type="string">
            <text:p>20210711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237" calcext:value-type="float">
            <text:p>237</text:p>
          </table:table-cell>
          <table:table-cell office:value-type="string" calcext:value-type="string">
            <text:p>20210806_astroad_n_p6_7x_r_yes_TT</text:p>
          </table:table-cell>
          <table:table-cell table:style-name="ce3" table:formula="of:=([.A166]-[.D166])/[.D166]" office:value-type="percentage" office:value="-0.109022556390977" calcext:value-type="percentage">
            <text:p>-10.90%</text:p>
          </table:table-cell>
          <table:table-cell table:style-name="Default" office:value-type="float" office:value="266" calcext:value-type="float">
            <text:p>266</text:p>
          </table:table-cell>
          <table:table-cell office:value-type="string" calcext:value-type="string">
            <text:p>20210806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532" calcext:value-type="float">
            <text:p>532</text:p>
          </table:table-cell>
          <table:table-cell office:value-type="string" calcext:value-type="string">
            <text:p>20210925_astroad_n_p6_7x_r_yes_TT</text:p>
          </table:table-cell>
          <table:table-cell table:style-name="ce3" table:formula="of:=([.A167]-[.D167])/[.D167]" office:value-type="percentage" office:value="0.154013015184382" calcext:value-type="percentage">
            <text:p>15.40%</text:p>
          </table:table-cell>
          <table:table-cell table:style-name="Default" office:value-type="float" office:value="461" calcext:value-type="float">
            <text:p>461</text:p>
          </table:table-cell>
          <table:table-cell office:value-type="string" calcext:value-type="string">
            <text:p>20210925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294" calcext:value-type="float">
            <text:p>294</text:p>
          </table:table-cell>
          <table:table-cell office:value-type="string" calcext:value-type="string">
            <text:p>20211003_astroad_n_p6_7x_r_yes_TT</text:p>
          </table:table-cell>
          <table:table-cell table:style-name="ce3" table:formula="of:=([.A168]-[.D168])/[.D168]" office:value-type="percentage" office:value="0.0575539568345324" calcext:value-type="percentage">
            <text:p>5.76%</text:p>
          </table:table-cell>
          <table:table-cell table:style-name="Default" office:value-type="float" office:value="278" calcext:value-type="float">
            <text:p>278</text:p>
          </table:table-cell>
          <table:table-cell office:value-type="string" calcext:value-type="string">
            <text:p>20211003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211" calcext:value-type="float">
            <text:p>211</text:p>
          </table:table-cell>
          <table:table-cell office:value-type="string" calcext:value-type="string">
            <text:p>20211117_astroad_n_p6_7x_r_yes_TT</text:p>
          </table:table-cell>
          <table:table-cell table:style-name="ce3" table:formula="of:=([.A169]-[.D169])/[.D169]" office:value-type="percentage" office:value="0.00476190476190476" calcext:value-type="percentage">
            <text:p>0.48%</text:p>
          </table:table-cell>
          <table:table-cell table:style-name="Default" office:value-type="float" office:value="210" calcext:value-type="float">
            <text:p>210</text:p>
          </table:table-cell>
          <table:table-cell office:value-type="string" calcext:value-type="string">
            <text:p>20211117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298" calcext:value-type="float">
            <text:p>298</text:p>
          </table:table-cell>
          <table:table-cell office:value-type="string" calcext:value-type="string">
            <text:p>20211225_astroad_n_p6_7x_r_yes_TT</text:p>
          </table:table-cell>
          <table:table-cell table:style-name="ce3" table:formula="of:=([.A170]-[.D170])/[.D170]" office:value-type="percentage" office:value="-0.0293159609120521" calcext:value-type="percentage">
            <text:p>-2.93%</text:p>
          </table:table-cell>
          <table:table-cell table:style-name="Default" office:value-type="float" office:value="307" calcext:value-type="float">
            <text:p>307</text:p>
          </table:table-cell>
          <table:table-cell office:value-type="string" calcext:value-type="string">
            <text:p>20211225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474" calcext:value-type="float">
            <text:p>474</text:p>
          </table:table-cell>
          <table:table-cell office:value-type="string" calcext:value-type="string">
            <text:p>20220901_astroad_n_p6_7x_r_yes_TT</text:p>
          </table:table-cell>
          <table:table-cell table:style-name="ce3" table:formula="of:=([.A171]-[.D171])/[.D171]" office:value-type="percentage" office:value="0.112676056338028" calcext:value-type="percentage">
            <text:p>11.27%</text:p>
          </table:table-cell>
          <table:table-cell table:style-name="Default" office:value-type="float" office:value="426" calcext:value-type="float">
            <text:p>426</text:p>
          </table:table-cell>
          <table:table-cell office:value-type="string" calcext:value-type="string">
            <text:p>20220901_astroad_n_md_p6_r_yes_TT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0-81%</text:p>
          </table:table-cell>
          <table:table-cell table:number-columns-repeated="7"/>
        </table:table-row>
        <table:table-row table:style-name="ro1">
          <table:table-cell table:style-name="Default" office:value-type="float" office:value="413" calcext:value-type="float">
            <text:p>413</text:p>
          </table:table-cell>
          <table:table-cell office:value-type="string" calcext:value-type="string">
            <text:p>20201123_astroad_n_p6_7x_r_yes_TF</text:p>
          </table:table-cell>
          <table:table-cell table:style-name="ce3" table:formula="of:=([.A177]-[.D177])/[.D177]" office:value-type="percentage" office:value="0.218289085545723" calcext:value-type="percentage">
            <text:p>21.83%</text:p>
          </table:table-cell>
          <table:table-cell table:style-name="Default" office:value-type="float" office:value="339" calcext:value-type="float">
            <text:p>339</text:p>
          </table:table-cell>
          <table:table-cell office:value-type="string" calcext:value-type="string">
            <text:p>20201123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184" calcext:value-type="float">
            <text:p>184</text:p>
          </table:table-cell>
          <table:table-cell office:value-type="string" calcext:value-type="string">
            <text:p>20210106_astroad_n_p6_7x_r_yes_TF</text:p>
          </table:table-cell>
          <table:table-cell table:style-name="ce3" table:formula="of:=([.A178]-[.D178])/[.D178]" office:value-type="percentage" office:value="0.304964539007092" calcext:value-type="percentage">
            <text:p>30.50%</text:p>
          </table:table-cell>
          <table:table-cell table:style-name="Default" office:value-type="float" office:value="141" calcext:value-type="float">
            <text:p>141</text:p>
          </table:table-cell>
          <table:table-cell office:value-type="string" calcext:value-type="string">
            <text:p>20210106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03" calcext:value-type="float">
            <text:p>203</text:p>
          </table:table-cell>
          <table:table-cell office:value-type="string" calcext:value-type="string">
            <text:p>20210405_astroad_n_p6_7x_r_yes_TF</text:p>
          </table:table-cell>
          <table:table-cell table:style-name="ce3" table:formula="of:=([.A179]-[.D179])/[.D179]" office:value-type="percentage" office:value="0.8125" calcext:value-type="percentage">
            <text:p>81.25%</text:p>
          </table:table-cell>
          <table:table-cell table:style-name="Default" office:value-type="float" office:value="112" calcext:value-type="float">
            <text:p>112</text:p>
          </table:table-cell>
          <table:table-cell office:value-type="string" calcext:value-type="string">
            <text:p>20210405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303" calcext:value-type="float">
            <text:p>303</text:p>
          </table:table-cell>
          <table:table-cell office:value-type="string" calcext:value-type="string">
            <text:p>20210424_astroad_n_p6_7x_r_yes_TF</text:p>
          </table:table-cell>
          <table:table-cell table:style-name="ce3" table:formula="of:=([.A180]-[.D180])/[.D180]" office:value-type="percentage" office:value="0.594736842105263" calcext:value-type="percentage">
            <text:p>59.47%</text:p>
          </table:table-cell>
          <table:table-cell table:style-name="Default" office:value-type="float" office:value="190" calcext:value-type="float">
            <text:p>190</text:p>
          </table:table-cell>
          <table:table-cell office:value-type="string" calcext:value-type="string">
            <text:p>20210424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27" calcext:value-type="float">
            <text:p>227</text:p>
          </table:table-cell>
          <table:table-cell office:value-type="string" calcext:value-type="string">
            <text:p>20210501_astroad_n_p6_7x_r_yes_TF</text:p>
          </table:table-cell>
          <table:table-cell table:style-name="ce3" table:formula="of:=([.A181]-[.D181])/[.D181]" office:value-type="percentage" office:value="0.644927536231884" calcext:value-type="percentage">
            <text:p>64.49%</text:p>
          </table:table-cell>
          <table:table-cell table:style-name="Default" office:value-type="float" office:value="138" calcext:value-type="float">
            <text:p>138</text:p>
          </table:table-cell>
          <table:table-cell office:value-type="string" calcext:value-type="string">
            <text:p>20210501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office:value-type="string" calcext:value-type="string">
            <text:p>20210711_astroad_n_p6_7x_r_yes_TF</text:p>
          </table:table-cell>
          <table:table-cell table:style-name="ce3" table:formula="of:=([.A182]-[.D182])/[.D182]" office:value-type="percentage" office:value="0.64" calcext:value-type="percentage">
            <text:p>64.00%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20210711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186" calcext:value-type="float">
            <text:p>186</text:p>
          </table:table-cell>
          <table:table-cell office:value-type="string" calcext:value-type="string">
            <text:p>20210806_astroad_n_p6_7x_r_yes_TF</text:p>
          </table:table-cell>
          <table:table-cell table:style-name="ce3" table:formula="of:=([.A183]-[.D183])/[.D183]" office:value-type="percentage" office:value="-0.240816326530612" calcext:value-type="percentage">
            <text:p>-24.08%</text:p>
          </table:table-cell>
          <table:table-cell table:style-name="Default" office:value-type="float" office:value="245" calcext:value-type="float">
            <text:p>245</text:p>
          </table:table-cell>
          <table:table-cell office:value-type="string" calcext:value-type="string">
            <text:p>20210806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210925_astroad_n_p6_7x_r_yes_TF</text:p>
          </table:table-cell>
          <table:table-cell table:style-name="ce3" table:formula="of:=([.A184]-[.D184])/[.D184]" office:value-type="percentage" office:value="0" calcext:value-type="percentage">
            <text:p>0.00%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210925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57" calcext:value-type="float">
            <text:p>257</text:p>
          </table:table-cell>
          <table:table-cell office:value-type="string" calcext:value-type="string">
            <text:p>20211003_astroad_n_p6_7x_r_yes_TF</text:p>
          </table:table-cell>
          <table:table-cell table:style-name="ce3" table:formula="of:=([.A185]-[.D185])/[.D185]" office:value-type="percentage" office:value="0.412087912087912" calcext:value-type="percentage">
            <text:p>41.21%</text:p>
          </table:table-cell>
          <table:table-cell table:style-name="Default" office:value-type="float" office:value="182" calcext:value-type="float">
            <text:p>182</text:p>
          </table:table-cell>
          <table:table-cell office:value-type="string" calcext:value-type="string">
            <text:p>20211003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170" calcext:value-type="float">
            <text:p>170</text:p>
          </table:table-cell>
          <table:table-cell office:value-type="string" calcext:value-type="string">
            <text:p>20211117_astroad_n_p6_7x_r_yes_TF</text:p>
          </table:table-cell>
          <table:table-cell table:style-name="ce3" table:formula="of:=([.A186]-[.D186])/[.D186]" office:value-type="percentage" office:value="0.240875912408759" calcext:value-type="percentage">
            <text:p>24.09%</text:p>
          </table:table-cell>
          <table:table-cell table:style-name="Default" office:value-type="float" office:value="137" calcext:value-type="float">
            <text:p>137</text:p>
          </table:table-cell>
          <table:table-cell office:value-type="string" calcext:value-type="string">
            <text:p>20211117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58" calcext:value-type="float">
            <text:p>258</text:p>
          </table:table-cell>
          <table:table-cell office:value-type="string" calcext:value-type="string">
            <text:p>20211225_astroad_n_p6_7x_r_yes_TF</text:p>
          </table:table-cell>
          <table:table-cell table:style-name="ce3" table:formula="of:=([.A187]-[.D187])/[.D187]" office:value-type="percentage" office:value="0.270935960591133" calcext:value-type="percentage">
            <text:p>27.09%</text:p>
          </table:table-cell>
          <table:table-cell table:style-name="Default" office:value-type="float" office:value="203" calcext:value-type="float">
            <text:p>203</text:p>
          </table:table-cell>
          <table:table-cell office:value-type="string" calcext:value-type="string">
            <text:p>20211225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35" calcext:value-type="float">
            <text:p>235</text:p>
          </table:table-cell>
          <table:table-cell office:value-type="string" calcext:value-type="string">
            <text:p>20220901_astroad_n_p6_7x_r_yes_TF</text:p>
          </table:table-cell>
          <table:table-cell table:style-name="ce3" table:formula="of:=([.A188]-[.D188])/[.D188]" office:value-type="percentage" office:value="0.390532544378698" calcext:value-type="percentage">
            <text:p>39.05%</text:p>
          </table:table-cell>
          <table:table-cell table:style-name="Default" office:value-type="float" office:value="169" calcext:value-type="float">
            <text:p>169</text:p>
          </table:table-cell>
          <table:table-cell office:value-type="string" calcext:value-type="string">
            <text:p>20220901_astroad_n_md_p6_r_yes_TF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1-31%</text:p>
          </table:table-cell>
          <table:table-cell table:number-columns-repeated="7"/>
        </table:table-row>
        <table:table-row table:style-name="ro1">
          <table:table-cell table:style-name="Default" office:value-type="float" office:value="237" calcext:value-type="float">
            <text:p>237</text:p>
          </table:table-cell>
          <table:table-cell office:value-type="string" calcext:value-type="string">
            <text:p>20201123_astroad_n_p6_7x_r_yes_FT</text:p>
          </table:table-cell>
          <table:table-cell table:style-name="ce3" table:formula="of:=([.A193]-[.D193])/[.D193]" office:value-type="percentage" office:value="0.295081967213115" calcext:value-type="percentage">
            <text:p>29.51%</text:p>
          </table:table-cell>
          <table:table-cell table:style-name="Default" office:value-type="float" office:value="183" calcext:value-type="float">
            <text:p>183</text:p>
          </table:table-cell>
          <table:table-cell office:value-type="string" calcext:value-type="string">
            <text:p>20201123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257" calcext:value-type="float">
            <text:p>257</text:p>
          </table:table-cell>
          <table:table-cell office:value-type="string" calcext:value-type="string">
            <text:p>20210106_astroad_n_p6_7x_r_yes_FT</text:p>
          </table:table-cell>
          <table:table-cell table:style-name="ce3" table:formula="of:=([.A194]-[.D194])/[.D194]" office:value-type="percentage" office:value="0.0239043824701195" calcext:value-type="percentage">
            <text:p>2.39%</text:p>
          </table:table-cell>
          <table:table-cell table:style-name="Default" office:value-type="float" office:value="251" calcext:value-type="float">
            <text:p>251</text:p>
          </table:table-cell>
          <table:table-cell office:value-type="string" calcext:value-type="string">
            <text:p>20210106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69" calcext:value-type="float">
            <text:p>69</text:p>
          </table:table-cell>
          <table:table-cell office:value-type="string" calcext:value-type="string">
            <text:p>20210405_astroad_n_p6_7x_r_yes_FT</text:p>
          </table:table-cell>
          <table:table-cell table:style-name="ce3" table:formula="of:=([.A195]-[.D195])/[.D195]" office:value-type="percentage" office:value="-0.126582278481013" calcext:value-type="percentage">
            <text:p>-12.66%</text:p>
          </table:table-cell>
          <table:table-cell table:style-name="Default" office:value-type="float" office:value="79" calcext:value-type="float">
            <text:p>79</text:p>
          </table:table-cell>
          <table:table-cell office:value-type="string" calcext:value-type="string">
            <text:p>20210405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20210424_astroad_n_p6_7x_r_yes_FT</text:p>
          </table:table-cell>
          <table:table-cell table:style-name="ce3" table:formula="of:=([.A196]-[.D196])/[.D196]" office:value-type="percentage" office:value="0.125" calcext:value-type="percentage">
            <text:p>12.50%</text:p>
          </table:table-cell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20210424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104" calcext:value-type="float">
            <text:p>104</text:p>
          </table:table-cell>
          <table:table-cell office:value-type="string" calcext:value-type="string">
            <text:p>20210501_astroad_n_p6_7x_r_yes_FT</text:p>
          </table:table-cell>
          <table:table-cell table:style-name="ce3" table:formula="of:=([.A197]-[.D197])/[.D197]" office:value-type="percentage" office:value="0.283950617283951" calcext:value-type="percentage">
            <text:p>28.40%</text:p>
          </table:table-cell>
          <table:table-cell table:style-name="Default" office:value-type="float" office:value="81" calcext:value-type="float">
            <text:p>81</text:p>
          </table:table-cell>
          <table:table-cell office:value-type="string" calcext:value-type="string">
            <text:p>20210501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20210711_astroad_n_p6_7x_r_yes_FT</text:p>
          </table:table-cell>
          <table:table-cell table:style-name="ce3" table:formula="of:=([.A198]-[.D198])/[.D198]" office:value-type="percentage" office:value="-0.0816326530612245" calcext:value-type="percentage">
            <text:p>-8.16%</text:p>
          </table:table-cell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20210711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205" calcext:value-type="float">
            <text:p>205</text:p>
          </table:table-cell>
          <table:table-cell office:value-type="string" calcext:value-type="string">
            <text:p>20210806_astroad_n_p6_7x_r_yes_FT</text:p>
          </table:table-cell>
          <table:table-cell table:style-name="ce3" table:formula="of:=([.A199]-[.D199])/[.D199]" office:value-type="percentage" office:value="0.164772727272727" calcext:value-type="percentage">
            <text:p>16.48%</text:p>
          </table:table-cell>
          <table:table-cell table:style-name="Default" office:value-type="float" office:value="176" calcext:value-type="float">
            <text:p>176</text:p>
          </table:table-cell>
          <table:table-cell office:value-type="string" calcext:value-type="string">
            <text:p>20210806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506" calcext:value-type="float">
            <text:p>506</text:p>
          </table:table-cell>
          <table:table-cell office:value-type="string" calcext:value-type="string">
            <text:p>20210925_astroad_n_p6_7x_r_yes_FT</text:p>
          </table:table-cell>
          <table:table-cell table:style-name="ce3" table:formula="of:=([.A200]-[.D200])/[.D200]" office:value-type="percentage" office:value="-0.123050259965338" calcext:value-type="percentage">
            <text:p>-12.31%</text:p>
          </table:table-cell>
          <table:table-cell table:style-name="Default" office:value-type="float" office:value="577" calcext:value-type="float">
            <text:p>577</text:p>
          </table:table-cell>
          <table:table-cell office:value-type="string" calcext:value-type="string">
            <text:p>20210925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146" calcext:value-type="float">
            <text:p>146</text:p>
          </table:table-cell>
          <table:table-cell office:value-type="string" calcext:value-type="string">
            <text:p>20211003_astroad_n_p6_7x_r_yes_FT</text:p>
          </table:table-cell>
          <table:table-cell table:style-name="ce3" table:formula="of:=([.A201]-[.D201])/[.D201]" office:value-type="percentage" office:value="-0.0987654320987654" calcext:value-type="percentage">
            <text:p>-9.88%</text:p>
          </table:table-cell>
          <table:table-cell table:style-name="Default" office:value-type="float" office:value="162" calcext:value-type="float">
            <text:p>162</text:p>
          </table:table-cell>
          <table:table-cell office:value-type="string" calcext:value-type="string">
            <text:p>20211003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office:value-type="string" calcext:value-type="string">
            <text:p>20211117_astroad_n_p6_7x_r_yes_FT</text:p>
          </table:table-cell>
          <table:table-cell table:style-name="ce3" table:formula="of:=([.A202]-[.D202])/[.D202]" office:value-type="percentage" office:value="-0.0131578947368421" calcext:value-type="percentage">
            <text:p>-1.32%</text:p>
          </table:table-cell>
          <table:table-cell table:style-name="Default" office:value-type="float" office:value="76" calcext:value-type="float">
            <text:p>76</text:p>
          </table:table-cell>
          <table:table-cell office:value-type="string" calcext:value-type="string">
            <text:p>20211117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111" calcext:value-type="float">
            <text:p>111</text:p>
          </table:table-cell>
          <table:table-cell office:value-type="string" calcext:value-type="string">
            <text:p>20211225_astroad_n_p6_7x_r_yes_FT</text:p>
          </table:table-cell>
          <table:table-cell table:style-name="ce3" table:formula="of:=([.A203]-[.D203])/[.D203]" office:value-type="percentage" office:value="0.0882352941176471" calcext:value-type="percentage">
            <text:p>8.82%</text:p>
          </table:table-cell>
          <table:table-cell table:style-name="Default" office:value-type="float" office:value="102" calcext:value-type="float">
            <text:p>102</text:p>
          </table:table-cell>
          <table:table-cell office:value-type="string" calcext:value-type="string">
            <text:p>20211225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105" calcext:value-type="float">
            <text:p>105</text:p>
          </table:table-cell>
          <table:table-cell office:value-type="string" calcext:value-type="string">
            <text:p>20220901_astroad_n_p6_7x_r_yes_FT</text:p>
          </table:table-cell>
          <table:table-cell table:style-name="ce3" table:formula="of:=([.A204]-[.D204])/[.D204]" office:value-type="percentage" office:value="-0.313725490196078" calcext:value-type="percentage">
            <text:p>-31.37%</text:p>
          </table:table-cell>
          <table:table-cell table:style-name="Default" office:value-type="float" office:value="153" calcext:value-type="float">
            <text:p>153</text:p>
          </table:table-cell>
          <table:table-cell office:value-type="string" calcext:value-type="string">
            <text:p>20220901_astroad_n_md_p6_r_yes_FT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4"/>
          <table:table-cell table:number-columns-repeated="7"/>
        </table:table-row>
        <table:table-row table:style-name="ro1" table:number-rows-repeated="12">
          <table:table-cell table:style-name="Default"/>
          <table:table-cell/>
          <table:table-cell table:style-name="ce3"/>
          <table:table-cell table:style-name="Default"/>
          <table:table-cell table:number-columns-repeated="6"/>
        </table:table-row>
        <table:table-row table:style-name="ro1" table:number-rows-repeated="10483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office:forms form:automatic-focus="false" form:apply-design-mode="false"/>
        <table:table-column table:style-name="co8" table:default-cell-style-name="Default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visibility="collapse" table:default-cell-style-name="ce1"/>
        <table:table-column table:style-name="co15" table:default-cell-style-name="ce1"/>
        <table:table-row table:style-name="ro1" table:number-rows-repeated="3">
          <table:table-cell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10" office:value-type="string" calcext:value-type="string">
            <text:p>astroad_n_md_p6</text:p>
          </table:table-cell>
          <table:table-cell table:style-name="ce10" office:value-type="string" calcext:value-type="string">
            <text:p>astroad_n_p6_7x</text:p>
          </table:table-cell>
          <table:table-cell table:style-name="ce10" office:value-type="string" calcext:value-type="string">
            <text:p>astroad_n0925</text:p>
          </table:table-cell>
          <table:table-cell table:style-name="ce10" office:value-type="string" calcext:value-type="string">
            <text:p>astroad_0924</text:p>
          </table:table-cell>
          <table:table-cell table:style-name="ce10" office:value-type="string" calcext:value-type="string">
            <text:p>astroad_n0922</text:p>
          </table:table-cell>
          <table:table-cell table:style-name="ce10" office:value-type="string" calcext:value-type="string">
            <text:p>astroad_n_p6_7x</text:p>
          </table:table-cell>
          <table:table-cell table:style-name="ce10" office:value-type="string" calcext:value-type="string">
            <text:p>astroad_n_p5_7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1123" calcext:value-type="float">
            <text:p>20201123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10106" calcext:value-type="float">
            <text:p>20210106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10405" calcext:value-type="float">
            <text:p>20210405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10424" calcext:value-type="float">
            <text:p>20210424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10501" calcext:value-type="float">
            <text:p>20210501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10711" calcext:value-type="float">
            <text:p>20210711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10806" calcext:value-type="float">
            <text:p>20210806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10925" calcext:value-type="float">
            <text:p>20210925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11003" calcext:value-type="float">
            <text:p>20211003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11117" calcext:value-type="float">
            <text:p>20211117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11225" calcext:value-type="float">
            <text:p>20211225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20402" calcext:value-type="float">
            <text:p>20220402</text:p>
          </table:table-cell>
          <table:table-cell table:number-columns-repeated="5" office:value-type="string" calcext:value-type="string">
            <text:p>✔</text:p>
          </table:table-cell>
          <table:table-cell table:style-name="Default"/>
          <table:table-cell table:style-name="ce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20901" calcext:value-type="float">
            <text:p>20220901</text:p>
          </table:table-cell>
          <table:table-cell table:number-columns-repeated="7" office:value-type="string" calcext:value-type="string">
            <text:p>✔</text:p>
          </table:table-cell>
        </table:table-row>
      </table:table>
      <table:table table:name="工作表3" table:style-name="ta1">
        <office:forms form:automatic-focus="false" form:apply-design-mode="false"/>
        <table:shapes>
          <draw:frame draw:z-index="0" draw:style-name="gr1" draw:text-style-name="P1" svg:width="21.304cm" svg:height="7.275cm" svg:x="8.838cm" svg:y="0.853cm">
            <draw:object draw:notify-on-update-of-ranges="工作表3.A4:工作表3.A16 工作表3.B4:工作表3.B16 工作表3.C4:工作表3.C16 工作表3.D4:工作表3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304cm" svg:height="7.225cm" svg:x="9.086cm" svg:y="9.483cm">
            <draw:object draw:notify-on-update-of-ranges="工作表3.A26:工作表3.A38 工作表3.B26:工作表3.B38 工作表3.C26:工作表3.C38 工作表3.D26:工作表3.D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1.585cm" svg:height="7.903cm" svg:x="9.253cm" svg:y="26.719cm">
            <draw:object draw:notify-on-update-of-ranges="工作表3.A67:工作表3.A79 工作表3.B67:工作表3.B79 工作表3.C67:工作表3.C79 工作表3.D67:工作表3.D7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21.461cm" svg:height="7.3cm" svg:x="9.13cm" svg:y="36.1cm">
            <draw:object draw:notify-on-update-of-ranges="工作表3.A87:工作表3.A99 工作表3.B87:工作表3.B99 工作表3.C87:工作表3.C99 工作表3.D87:工作表3.D9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1" draw:text-style-name="P1" svg:width="21.187cm" svg:height="7.652cm" svg:x="9.182cm" svg:y="46.699cm">
            <draw:object draw:notify-on-update-of-ranges="工作表3.A109:工作表3.A121 工作表3.B109:工作表3.B121 工作表3.C109:工作表3.C121 工作表3.D109:工作表3.D12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5" draw:style-name="gr1" draw:text-style-name="P1" svg:width="21.734cm" svg:height="8.179cm" svg:x="9.13cm" svg:y="17.886cm">
            <draw:object draw:notify-on-update-of-ranges="工作表3.A44:工作表3.A56 工作表3.B44:工作表3.B56 工作表3.C44:工作表3.C56 工作表3.D44:工作表3.D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1" draw:text-style-name="P1" svg:width="20.678cm" svg:height="8.999cm" svg:x="9.279cm" svg:y="55.501cm">
            <draw:object draw:notify-on-update-of-ranges="工作表3.A132:工作表3.A143 工作表3.B132:工作表3.B143 工作表3.C132:工作表3.C143 工作表3.D132:工作表3.D1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7" draw:style-name="gr1" draw:text-style-name="P1" svg:width="20.788cm" svg:height="7.916cm" svg:x="9.141cm" svg:y="65.794cm">
            <draw:object draw:notify-on-update-of-ranges="工作表3.A151:工作表3.A162 工作表3.B151:工作表3.B162 工作表3.C151:工作表3.C162 工作表3.D151:工作表3.D16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6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astroad_n_p5_7x_r_yes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242" calcext:value-type="float">
            <text:p>242</text:p>
          </table:table-cell>
        </table:table-row>
        <table:table-row table:style-name="ro1">
          <table:table-cell table:style-name="ce8" office:value-type="float" office:value="20210106" calcext:value-type="float">
            <text:p>20210106</text:p>
          </table:table-cell>
          <table:table-cell table:style-name="ce11" office:value-type="float" office:value="1104" calcext:value-type="float">
            <text:p>1104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219" calcext:value-type="float">
            <text:p>219</text:p>
          </table:table-cell>
        </table:table-row>
        <table:table-row table:style-name="ro1">
          <table:table-cell table:style-name="ce8" office:value-type="float" office:value="20210925" calcext:value-type="float">
            <text:p>20210925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14" calcext:value-type="float">
            <text:p>114</text:p>
          </table:table-cell>
        </table:table-row>
        <table:table-row table:style-name="ro1">
          <table:table-cell table:style-name="ce14" office:value-type="float" office:value="20220402" calcext:value-type="float">
            <text:p>2022040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22" calcext:value-type="float">
            <text:p>122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astroad_n_p6_7x_r_yes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237" calcext:value-type="float">
            <text:p>237</text:p>
          </table:table-cell>
        </table:table-row>
        <table:table-row table:style-name="ro1">
          <table:table-cell table:style-name="ce8" office:value-type="float" office:value="20210106" calcext:value-type="float">
            <text:p>20210106</text:p>
          </table:table-cell>
          <table:table-cell table:style-name="ce11" office:value-type="float" office:value="1118" calcext:value-type="float">
            <text:p>1118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205" calcext:value-type="float">
            <text:p>205</text:p>
          </table:table-cell>
        </table:table-row>
        <table:table-row table:style-name="ro1">
          <table:table-cell table:style-name="ce8" office:value-type="float" office:value="20210925" calcext:value-type="float">
            <text:p>20210925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111" calcext:value-type="float">
            <text:p>111</text:p>
          </table:table-cell>
        </table:table-row>
        <table:table-row table:style-name="ro1">
          <table:table-cell table:style-name="ce14" office:value-type="float" office:value="20220402" calcext:value-type="float">
            <text:p>2022040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05" calcext:value-type="float">
            <text:p>10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astroad_n0922_r_yes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233" calcext:value-type="float">
            <text:p>233</text:p>
          </table:table-cell>
        </table:table-row>
        <table:table-row table:style-name="ro1">
          <table:table-cell table:style-name="ce8" office:value-type="float" office:value="20210106" calcext:value-type="float">
            <text:p>20210106</text:p>
          </table:table-cell>
          <table:table-cell table:style-name="ce11" office:value-type="float" office:value="1133" calcext:value-type="float">
            <text:p>1133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table:number-columns-repeated="2" table:style-name="ce1" office:value-type="float" office:value="219" calcext:value-type="float">
            <text:p>219</text:p>
          </table:table-cell>
          <table:table-cell table:style-name="ce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 table:style-name="ce8" office:value-type="float" office:value="20210925" calcext:value-type="float">
            <text:p>20210925</text:p>
          </table:table-cell>
          <table:table-cell table:style-name="ce11" office:value-type="float" office:value="521" calcext:value-type="float">
            <text:p>52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17" calcext:value-type="float">
            <text:p>117</text:p>
          </table:table-cell>
        </table:table-row>
        <table:table-row table:style-name="ro1" table:number-rows-repeated="5">
          <table:table-cell/>
          <table:table-cell table:style-name="ce1"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astroad_0924_r_yes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595" calcext:value-type="float">
            <text:p>595</text:p>
          </table:table-cell>
          <table:table-cell office:value-type="float" office:value="418" calcext:value-type="float">
            <text:p>41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style-name="ce8" office:value-type="float" office:value="20210106" calcext:value-type="float">
            <text:p>20210106</text:p>
          </table:table-cell>
          <table:table-cell table:style-name="ce8" office:value-type="float" office:value="1097" calcext:value-type="float">
            <text:p>1097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160" calcext:value-type="float">
            <text:p>160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163" calcext:value-type="float">
            <text:p>163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231" calcext:value-type="float">
            <text:p>231</text:p>
          </table:table-cell>
          <table:table-cell office:value-type="float" office:value="167" calcext:value-type="float">
            <text:p>16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style-name="ce8" office:value-type="float" office:value="20210925" calcext:value-type="float">
            <text:p>20210925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283" calcext:value-type="float">
            <text:p>283</text:p>
          </table:table-cell>
          <table:table-cell office:value-type="float" office:value="243" calcext:value-type="float">
            <text:p>24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99" calcext:value-type="float">
            <text:p>199</text:p>
          </table:table-cell>
          <table:table-cell office:value-type="float" office:value="170" calcext:value-type="float">
            <text:p>17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286" calcext:value-type="float">
            <text:p>286</text:p>
          </table:table-cell>
          <table:table-cell office:value-type="float" office:value="251" calcext:value-type="float">
            <text:p>25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394" calcext:value-type="float">
            <text:p>394</text:p>
          </table:table-cell>
          <table:table-cell office:value-type="float" office:value="299" calcext:value-type="float">
            <text:p>29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445" calcext:value-type="float">
            <text:p>445</text:p>
          </table:table-cell>
          <table:table-cell office:value-type="float" office:value="214" calcext:value-type="float">
            <text:p>214</text:p>
          </table:table-cell>
          <table:table-cell office:value-type="float" office:value="577" calcext:value-type="float">
            <text:p>577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astroad_n0925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617" calcext:value-type="float">
            <text:p>617</text:p>
          </table:table-cell>
          <table:table-cell office:value-type="float" office:value="410" calcext:value-type="float">
            <text:p>4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style-name="ce8" office:value-type="float" office:value="20210106" calcext:value-type="float">
            <text:p>20210106</text:p>
          </table:table-cell>
          <table:table-cell table:style-name="ce8" office:value-type="float" office:value="1159" calcext:value-type="float">
            <text:p>1159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192" calcext:value-type="float">
            <text:p>192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175" calcext:value-type="float">
            <text:p>175</text:p>
          </table:table-cell>
          <table:table-cell office:value-type="float" office:value="285" calcext:value-type="float">
            <text:p>28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178" calcext:value-type="float">
            <text:p>178</text:p>
          </table:table-cell>
          <table:table-cell office:value-type="float" office:value="215" calcext:value-type="float">
            <text:p>2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161" calcext:value-type="float">
            <text:p>161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248" calcext:value-type="float">
            <text:p>248</text:p>
          </table:table-cell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8" office:value-type="float" office:value="20210925" calcext:value-type="float">
            <text:p>20210925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213" calcext:value-type="float">
            <text:p>213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305" calcext:value-type="float">
            <text:p>305</text:p>
          </table:table-cell>
          <table:table-cell office:value-type="float" office:value="262" calcext:value-type="float">
            <text:p>26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405" calcext:value-type="float">
            <text:p>405</text:p>
          </table:table-cell>
          <table:table-cell office:value-type="float" office:value="312" calcext:value-type="float">
            <text:p>31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467" calcext:value-type="float">
            <text:p>467</text:p>
          </table:table-cell>
          <table:table-cell office:value-type="float" office:value="241" calcext:value-type="float">
            <text:p>241</text:p>
          </table:table-cell>
          <table:table-cell office:value-type="float" office:value="112" calcext:value-type="float">
            <text:p>112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astroad_n_md_p6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667" calcext:value-type="float">
            <text:p>667</text:p>
          </table:table-cell>
          <table:table-cell office:value-type="float" office:value="339" calcext:value-type="float">
            <text:p>33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8" office:value-type="float" office:value="20210106" calcext:value-type="float">
            <text:p>20210106</text:p>
          </table:table-cell>
          <table:table-cell table:style-name="ce8" office:value-type="float" office:value="1124" calcext:value-type="float">
            <text:p>1124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185" calcext:value-type="float">
            <text:p>185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219" calcext:value-type="float">
            <text:p>219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8" office:value-type="float" office:value="20210925" calcext:value-type="float">
            <text:p>20210925</text:p>
          </table:table-cell>
          <table:table-cell table:style-name="ce8" office:value-type="float" office:value="461" calcext:value-type="float">
            <text:p>46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278" calcext:value-type="float">
            <text:p>278</text:p>
          </table:table-cell>
          <table:table-cell office:value-type="float" office:value="182" calcext:value-type="float">
            <text:p>18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210" calcext:value-type="float">
            <text:p>210</text:p>
          </table:table-cell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307" calcext:value-type="float">
            <text:p>307</text:p>
          </table:table-cell>
          <table:table-cell office:value-type="float" office:value="203" calcext:value-type="float">
            <text:p>2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4" office:value-type="float" office:value="20220402" calcext:value-type="float">
            <text:p>20220402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426" calcext:value-type="float">
            <text:p>426</text:p>
          </table:table-cell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Astroad_n1014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688" calcext:value-type="float">
            <text:p>688</text:p>
          </table:table-cell>
          <table:table-cell office:value-type="float" office:value="400" calcext:value-type="float">
            <text:p>4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8" office:value-type="float" office:value="20210106" calcext:value-type="float">
            <text:p>20210106</text:p>
          </table:table-cell>
          <table:table-cell table:style-name="ce8" office:value-type="float" office:value="1158" calcext:value-type="float">
            <text:p>1158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198" calcext:value-type="float">
            <text:p>198</text:p>
          </table:table-cell>
          <table:table-cell office:value-type="float" office:value="275" calcext:value-type="float">
            <text:p>27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226" calcext:value-type="float">
            <text:p>226</text:p>
          </table:table-cell>
          <table:table-cell office:value-type="float" office:value="188" calcext:value-type="float">
            <text:p>1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163" calcext:value-type="float">
            <text:p>163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248" calcext:value-type="float">
            <text:p>248</text:p>
          </table:table-cell>
          <table:table-cell office:value-type="float" office:value="150" calcext:value-type="float">
            <text:p>15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8" office:value-type="float" office:value="20210925" calcext:value-type="float">
            <text:p>20210925</text:p>
          </table:table-cell>
          <table:table-cell table:style-name="ce8" office:value-type="float" office:value="513" calcext:value-type="float">
            <text:p>5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301" calcext:value-type="float">
            <text:p>301</text:p>
          </table:table-cell>
          <table:table-cell office:value-type="float" office:value="281" calcext:value-type="float">
            <text:p>28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222" calcext:value-type="float">
            <text:p>222</text:p>
          </table:table-cell>
          <table:table-cell office:value-type="float" office:value="167" calcext:value-type="float">
            <text:p>1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300" calcext:value-type="float">
            <text:p>300</text:p>
          </table:table-cell>
          <table:table-cell office:value-type="float" office:value="228" calcext:value-type="float">
            <text:p>22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455" calcext:value-type="float">
            <text:p>455</text:p>
          </table:table-cell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Astroad_1014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559" calcext:value-type="float">
            <text:p>559</text:p>
          </table:table-cell>
          <table:table-cell office:value-type="float" office:value="326" calcext:value-type="float">
            <text:p>32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style-name="ce8" office:value-type="float" office:value="20210106" calcext:value-type="float">
            <text:p>20210106</text:p>
          </table:table-cell>
          <table:table-cell table:style-name="ce8" office:value-type="float" office:value="1063" calcext:value-type="float">
            <text:p>1063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172" calcext:value-type="float">
            <text:p>172</text:p>
          </table:table-cell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7" office:value-type="float" office:value="20210501" calcext:value-type="float">
            <text:p>20210501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155" calcext:value-type="float">
            <text:p>155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209" calcext:value-type="float">
            <text:p>209</text:p>
          </table:table-cell>
          <table:table-cell office:value-type="float" office:value="142" calcext:value-type="float">
            <text:p>14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style-name="ce8" office:value-type="float" office:value="20210925" calcext:value-type="float">
            <text:p>20210925</text:p>
          </table:table-cell>
          <table:table-cell table:style-name="ce8" office:value-type="float" office:value="476" calcext:value-type="float">
            <text:p>47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85" calcext:value-type="float">
            <text:p>185</text:p>
          </table:table-cell>
          <table:table-cell office:value-type="float" office:value="144" calcext:value-type="float">
            <text:p>1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283" calcext:value-type="float">
            <text:p>283</text:p>
          </table:table-cell>
          <table:table-cell office:value-type="float" office:value="233" calcext:value-type="float">
            <text:p>2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455" calcext:value-type="float">
            <text:p>455</text:p>
          </table:table-cell>
          <table:table-cell office:value-type="float" office:value="206" calcext:value-type="float">
            <text:p>206</text:p>
          </table:table-cell>
          <table:table-cell office:value-type="float" office:value="124" calcext:value-type="float">
            <text:p>124</text:p>
          </table:table-cell>
        </table:table-row>
      </table:table>
      <table:table table:name="工作表4" table:style-name="ta1">
        <table:table-column table:style-name="co6" table:number-columns-repeated="2" table:default-cell-style-name="Default"/>
        <table:table-column table:style-name="co16" table:default-cell-style-name="ce9"/>
        <table:table-column table:style-name="co17" table:default-cell-style-name="Default"/>
        <table:table-column table:style-name="co6" table:number-columns-repeated="4" table:default-cell-style-name="Default"/>
        <table:table-column table:style-name="co18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office:value-type="float" office:value="291" calcext:value-type="float">
            <text:p>291</text:p>
          </table:table-cell>
          <table:table-cell office:value-type="string" calcext:value-type="string">
            <text:p>20201123_astroad_1014_r_yes_FT</text:p>
          </table:table-cell>
        </table:table-row>
        <table:table-row table:style-name="ro1">
          <table:table-cell table:number-columns-repeated="7"/>
          <table:table-cell office:value-type="float" office:value="312" calcext:value-type="float">
            <text:p>312</text:p>
          </table:table-cell>
          <table:table-cell office:value-type="string" calcext:value-type="string">
            <text:p>20210106_astroad_1014_r_yes_FT</text:p>
          </table:table-cell>
        </table:table-row>
        <table:table-row table:style-name="ro1">
          <table:table-cell table:number-columns-repeated="7"/>
          <table:table-cell office:value-type="float" office:value="79" calcext:value-type="float">
            <text:p>79</text:p>
          </table:table-cell>
          <table:table-cell office:value-type="string" calcext:value-type="string">
            <text:p>20210405_astroad_1014_r_yes_FT</text:p>
          </table:table-cell>
        </table:table-row>
        <table:table-row table:style-name="ro1">
          <table:table-cell table:number-columns-repeated="7"/>
          <table:table-cell office:value-type="float" office:value="101" calcext:value-type="float">
            <text:p>101</text:p>
          </table:table-cell>
          <table:table-cell office:value-type="string" calcext:value-type="string">
            <text:p>20210424_astroad_1014_r_yes_FT</text:p>
          </table:table-cell>
        </table:table-row>
        <table:table-row table:style-name="ro1">
          <table:table-cell table:number-columns-repeated="7"/>
          <table:table-cell office:value-type="float" office:value="123" calcext:value-type="float">
            <text:p>123</text:p>
          </table:table-cell>
          <table:table-cell office:value-type="string" calcext:value-type="string">
            <text:p>20210501_astroad_1014_r_yes_FT</text:p>
          </table:table-cell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office:value-type="string" calcext:value-type="string">
            <text:p>20210711_astroad_1014_r_yes_FT</text:p>
          </table:table-cell>
        </table:table-row>
        <table:table-row table:style-name="ro1">
          <table:table-cell table:number-columns-repeated="7"/>
          <table:table-cell office:value-type="float" office:value="233" calcext:value-type="float">
            <text:p>233</text:p>
          </table:table-cell>
          <table:table-cell office:value-type="string" calcext:value-type="string">
            <text:p>20210806_astroad_1014_r_yes_FT</text:p>
          </table:table-cell>
        </table:table-row>
        <table:table-row table:style-name="ro1">
          <table:table-cell table:number-columns-repeated="7"/>
          <table:table-cell office:value-type="float" office:value="562" calcext:value-type="float">
            <text:p>562</text:p>
          </table:table-cell>
          <table:table-cell office:value-type="string" calcext:value-type="string">
            <text:p>20210925_astroad_1014_r_yes_FT</text:p>
          </table:table-cell>
        </table:table-row>
        <table:table-row table:style-name="ro1">
          <table:table-cell table:number-columns-repeated="7"/>
          <table:table-cell office:value-type="float" office:value="167" calcext:value-type="float">
            <text:p>167</text:p>
          </table:table-cell>
          <table:table-cell office:value-type="string" calcext:value-type="string">
            <text:p>20211003_astroad_1014_r_yes_FT</text:p>
          </table:table-cell>
        </table:table-row>
        <table:table-row table:style-name="ro1">
          <table:table-cell table:number-columns-repeated="7"/>
          <table:table-cell office:value-type="float" office:value="101" calcext:value-type="float">
            <text:p>101</text:p>
          </table:table-cell>
          <table:table-cell office:value-type="string" calcext:value-type="string">
            <text:p>20211117_astroad_1014_r_yes_FT</text:p>
          </table:table-cell>
        </table:table-row>
        <table:table-row table:style-name="ro1">
          <table:table-cell table:number-columns-repeated="7"/>
          <table:table-cell office:value-type="float" office:value="126" calcext:value-type="float">
            <text:p>126</text:p>
          </table:table-cell>
          <table:table-cell office:value-type="string" calcext:value-type="string">
            <text:p>20211225_astroad_1014_r_yes_FT</text:p>
          </table:table-cell>
        </table:table-row>
        <table:table-row table:style-name="ro1">
          <table:table-cell table:number-columns-repeated="7"/>
          <table:table-cell office:value-type="float" office:value="124" calcext:value-type="float">
            <text:p>124</text:p>
          </table:table-cell>
          <table:table-cell office:value-type="string" calcext:value-type="string">
            <text:p>20220901_astroad_1014_r_yes_FT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思源宋體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00/00/00</text:date>, <text:time style:data-style-name="N2" text:time-value="08:42:20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2-10-19T08:50:13.890000000</dc:date>
    <meta:editing-duration>PT10H54M6S</meta:editing-duration>
    <meta:editing-cycles>118</meta:editing-cycles>
    <meta:document-statistic meta:table-count="4" meta:cell-count="1303" meta:object-count="2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05cm" svg:height="7.276cm" xlink:href=".." xlink:type="simple" chart:class="chart:bar" chart:style-name="ch1">
        <chart:plot-area chart:style-name="ch2" table:cell-range-address="工作表3.A4:工作表3.D16" chart:data-source-has-labels="column" svg:x="0.426cm" svg:y="0.145cm" svg:width="20.453cm" svg:height="6.986cm">
          <chartooo:coordinate-region svg:x="1.418cm" svg:y="0.344cm" svg:width="19.461cm" svg:height="6.14cm"/>
          <chart:axis chart:dimension="x" chart:name="primary-x" chart:style-name="ch3" chartooo:axis-type="auto">
            <chartooo:date-scale/>
            <chart:categories table:cell-range-address="工作表3.A4:工作表3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B4:工作表3.B16" chart:class="chart:bar">
            <chart:data-point chart:repeated="13"/>
          </chart:series>
          <chart:series chart:style-name="ch7" chart:values-cell-range-address="工作表3.C4:工作表3.C16" chart:class="chart:bar">
            <chart:data-point chart:repeated="13"/>
          </chart:series>
          <chart:series chart:style-name="ch8" chart:values-cell-range-address="工作表3.D4:工作表3.D16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float" office:value="20201123">
                <text:p>20201123</text:p>
                <draw:g>
                  <svg:desc>工作表3.A4:工作表3.A16</svg:desc>
                </draw:g>
              </table:table-cell>
              <table:table-cell office:value-type="float" office:value="608">
                <text:p>608</text:p>
                <draw:g>
                  <svg:desc>工作表3.B4:工作表3.B16</svg:desc>
                </draw:g>
              </table:table-cell>
              <table:table-cell office:value-type="float" office:value="374">
                <text:p>374</text:p>
                <draw:g>
                  <svg:desc>工作表3.C4:工作表3.C16</svg:desc>
                </draw:g>
              </table:table-cell>
              <table:table-cell office:value-type="float" office:value="242">
                <text:p>242</text:p>
                <draw:g>
                  <svg:desc>工作表3.D4:工作表3.D16</svg:desc>
                </draw:g>
              </table:table-cell>
            </table:table-row>
            <table:table-row>
              <table:table-cell office:value-type="float" office:value="20210106">
                <text:p>20210106</text:p>
              </table:table-cell>
              <table:table-cell office:value-type="float" office:value="1104">
                <text:p>1104</text:p>
              </table:table-cell>
              <table:table-cell office:value-type="float" office:value="162">
                <text:p>16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20210405">
                <text:p>20210405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210424">
                <text:p>20210424</text:p>
              </table:table-cell>
              <table:table-cell office:value-type="float" office:value="180">
                <text:p>180</text:p>
              </table:table-cell>
              <table:table-cell office:value-type="float" office:value="259">
                <text:p>25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210501">
                <text:p>20210501</text:p>
              </table:table-cell>
              <table:table-cell office:value-type="float" office:value="204">
                <text:p>204</text:p>
              </table:table-cell>
              <table:table-cell office:value-type="float" office:value="222">
                <text:p>2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210711">
                <text:p>20210711</text:p>
              </table:table-cell>
              <table:table-cell office:value-type="float" office:value="166">
                <text:p>166</text:p>
              </table:table-cell>
              <table:table-cell office:value-type="float" office:value="75">
                <text:p>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210806">
                <text:p>20210806</text:p>
              </table:table-cell>
              <table:table-cell office:value-type="float" office:value="223">
                <text:p>223</text:p>
              </table:table-cell>
              <table:table-cell office:value-type="float" office:value="158">
                <text:p>15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0210925">
                <text:p>20210925</text:p>
              </table:table-cell>
              <table:table-cell office:value-type="float" office:value="501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20211003">
                <text:p>20211003</text:p>
              </table:table-cell>
              <table:table-cell office:value-type="float" office:value="281">
                <text:p>281</text:p>
              </table:table-cell>
              <table:table-cell office:value-type="float" office:value="241">
                <text:p>2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0211117">
                <text:p>20211117</text:p>
              </table:table-cell>
              <table:table-cell office:value-type="float" office:value="211">
                <text:p>211</text:p>
              </table:table-cell>
              <table:table-cell office:value-type="float" office:value="166">
                <text:p>1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211225">
                <text:p>20211225</text:p>
              </table:table-cell>
              <table:table-cell office:value-type="float" office:value="295">
                <text:p>295</text:p>
              </table:table-cell>
              <table:table-cell office:value-type="float" office:value="221">
                <text:p>2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0220402">
                <text:p>202204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0220901">
                <text:p>20220901</text:p>
              </table:table-cell>
              <table:table-cell office:value-type="float" office:value="457">
                <text:p>457</text:p>
              </table:table-cell>
              <table:table-cell office:value-type="float" office:value="228">
                <text:p>228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cm" svg:height="5.595cm" xlink:href=".." xlink:type="simple" chart:class="chart:bar" chart:style-name="ch1">
        <chart:plot-area chart:style-name="ch2" table:cell-range-address="Sheet1.A84:Sheet1.A93 Sheet1.D84:Sheet1.D93" svg:x="0.21cm" svg:y="0.111cm" svg:width="10.08cm" svg:height="5.373cm">
          <chartooo:coordinate-region svg:x="1.017cm" svg:y="0.31cm" svg:width="9.273cm" svg:height="4.52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84:Sheet1.A93" chart:class="chart:bar">
            <chart:data-point chart:repeated="10"/>
          </chart:series>
          <chart:series chart:style-name="ch7" chart:values-cell-range-address="Sheet1.D84:Sheet1.D93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Sheet1.A84:Sheet1.A93</svg:desc>
                </draw:g>
              </table:table-cell>
              <table:table-cell office:value-type="float" office:value="233">
                <text:p>233</text:p>
                <draw:g>
                  <svg:desc>Sheet1.D84:Sheet1.D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">
                <text:p>2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9">
                <text:p>54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">
                <text:p>1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">
                <text:p>12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">
                <text:p>189</text:p>
              </table:table-cell>
              <table:table-cell office:value-type="float" office:value="181">
                <text:p>18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875cm" svg:height="7.075cm" xlink:href=".." xlink:type="simple" chart:class="chart:bar" chart:style-name="ch1">
        <chart:plot-area chart:style-name="ch2" table:cell-range-address="Sheet1.A108:Sheet1.A120 Sheet1.D108:Sheet1.D120" svg:x="0.277cm" svg:y="0.141cm" svg:width="13.321cm" svg:height="6.793cm">
          <chartooo:coordinate-region svg:x="1.269cm" svg:y="0.34cm" svg:width="12.329cm" svg:height="5.9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08:Sheet1.A120" chart:class="chart:bar">
            <chart:data-point chart:repeated="13"/>
          </chart:series>
          <chart:series chart:style-name="ch7" chart:values-cell-range-address="Sheet1.D108:Sheet1.D120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5">
                <text:p>595</text:p>
                <draw:g>
                  <svg:desc>Sheet1.A108:Sheet1.A120</svg:desc>
                </draw:g>
              </table:table-cell>
              <table:table-cell office:value-type="float" office:value="617">
                <text:p>617</text:p>
                <draw:g>
                  <svg:desc>Sheet1.D108:Sheet1.D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7">
                <text:p>109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5">
                <text:p>18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">
                <text:p>2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1">
                <text:p>23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9">
                <text:p>48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6">
                <text:p>28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4">
                <text:p>39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5">
                <text:p>445</text:p>
              </table:table-cell>
              <table:table-cell office:value-type="float" office:value="467">
                <text:p>4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05cm" svg:height="6.724cm" xlink:href=".." xlink:type="simple" chart:class="chart:bar" chart:style-name="ch1">
        <chart:plot-area chart:style-name="ch2" table:cell-range-address="Sheet1.A125:Sheet1.A137 Sheet1.D125:Sheet1.D137" svg:x="0.266cm" svg:y="0.134cm" svg:width="12.773cm" svg:height="6.456cm">
          <chartooo:coordinate-region svg:x="1.073cm" svg:y="0.333cm" svg:width="11.966cm" svg:height="5.6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25:Sheet1.A137" chart:class="chart:bar">
            <chart:data-point chart:repeated="13"/>
          </chart:series>
          <chart:series chart:style-name="ch7" chart:values-cell-range-address="Sheet1.D125:Sheet1.D137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8">
                <text:p>418</text:p>
                <draw:g>
                  <svg:desc>Sheet1.A125:Sheet1.A137</svg:desc>
                </draw:g>
              </table:table-cell>
              <table:table-cell office:value-type="float" office:value="410">
                <text:p>410</text:p>
                <draw:g>
                  <svg:desc>Sheet1.D125:Sheet1.D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">
                <text:p>17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9">
                <text:p>23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3">
                <text:p>20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">
                <text:p>16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">
                <text:p>24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1">
                <text:p>25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4">
                <text:p>214</text:p>
              </table:table-cell>
              <table:table-cell office:value-type="float" office:value="241">
                <text:p>24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56cm" svg:height="5.821cm" xlink:href=".." xlink:type="simple" chart:class="chart:bar" chart:style-name="ch1">
        <chart:plot-area chart:style-name="ch2" table:cell-range-address="Sheet1.A142:Sheet1.A154 Sheet1.D142:Sheet1.D154" svg:x="0.261cm" svg:y="0.116cm" svg:width="12.534cm" svg:height="5.589cm">
          <chartooo:coordinate-region svg:x="1.068cm" svg:y="0.315cm" svg:width="11.727cm" svg:height="4.74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42:Sheet1.A154" chart:class="chart:bar">
            <chart:data-point chart:repeated="13"/>
          </chart:series>
          <chart:series chart:style-name="ch7" chart:values-cell-range-address="Sheet1.D142:Sheet1.D154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Sheet1.A142:Sheet1.A154</svg:desc>
                </draw:g>
              </table:table-cell>
              <table:table-cell office:value-type="float" office:value="233">
                <text:p>233</text:p>
                <draw:g>
                  <svg:desc>Sheet1.D142:Sheet1.D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">
                <text:p>1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">
                <text:p>21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9">
                <text:p>54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">
                <text:p>18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7">
                <text:p>577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6cm" svg:height="7.904cm" xlink:href=".." xlink:type="simple" chart:class="chart:bar" chart:style-name="ch1">
        <chart:plot-area chart:style-name="ch2" table:cell-range-address="工作表3.A67:工作表3.D79" chart:data-source-has-labels="column" svg:x="0.431cm" svg:y="0.158cm" svg:width="20.724cm" svg:height="7.588cm">
          <chartooo:coordinate-region svg:x="1.423cm" svg:y="0.358cm" svg:width="19.732cm" svg:height="6.741cm"/>
          <chart:axis chart:dimension="x" chart:name="primary-x" chart:style-name="ch3" chartooo:axis-type="auto">
            <chartooo:date-scale/>
            <chart:categories table:cell-range-address="工作表3.A67:工作表3.A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B67:工作表3.B79" chart:class="chart:bar">
            <chart:data-point chart:repeated="13"/>
          </chart:series>
          <chart:series chart:style-name="ch7" chart:values-cell-range-address="工作表3.C67:工作表3.C79" chart:class="chart:bar">
            <chart:data-point chart:repeated="13"/>
          </chart:series>
          <chart:series chart:style-name="ch8" chart:values-cell-range-address="工作表3.D67:工作表3.D79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float" office:value="20201123">
                <text:p>20201123</text:p>
                <draw:g>
                  <svg:desc>工作表3.A67:工作表3.A79</svg:desc>
                </draw:g>
              </table:table-cell>
              <table:table-cell office:value-type="float" office:value="595">
                <text:p>595</text:p>
                <draw:g>
                  <svg:desc>工作表3.B67:工作表3.B79</svg:desc>
                </draw:g>
              </table:table-cell>
              <table:table-cell office:value-type="float" office:value="418">
                <text:p>418</text:p>
                <draw:g>
                  <svg:desc>工作表3.C67:工作表3.C79</svg:desc>
                </draw:g>
              </table:table-cell>
              <table:table-cell office:value-type="float" office:value="255">
                <text:p>255</text:p>
                <draw:g>
                  <svg:desc>工作表3.D67:工作表3.D79</svg:desc>
                </draw:g>
              </table:table-cell>
            </table:table-row>
            <table:table-row>
              <table:table-cell office:value-type="float" office:value="20210106">
                <text:p>20210106</text:p>
              </table:table-cell>
              <table:table-cell office:value-type="float" office:value="1097">
                <text:p>1097</text:p>
              </table:table-cell>
              <table:table-cell office:value-type="float" office:value="171">
                <text:p>17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0210405">
                <text:p>20210405</text:p>
              </table:table-cell>
              <table:table-cell office:value-type="float" office:value="185">
                <text:p>185</text:p>
              </table:table-cell>
              <table:table-cell office:value-type="float" office:value="201">
                <text:p>2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0210424">
                <text:p>20210424</text:p>
              </table:table-cell>
              <table:table-cell office:value-type="float" office:value="160">
                <text:p>160</text:p>
              </table:table-cell>
              <table:table-cell office:value-type="float" office:value="239">
                <text:p>23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0210501">
                <text:p>20210501</text:p>
              </table:table-cell>
              <table:table-cell office:value-type="float" office:value="210">
                <text:p>210</text:p>
              </table:table-cell>
              <table:table-cell office:value-type="float" office:value="203">
                <text:p>2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210711">
                <text:p>20210711</text:p>
              </table:table-cell>
              <table:table-cell office:value-type="float" office:value="163">
                <text:p>163</text:p>
              </table:table-cell>
              <table:table-cell office:value-type="float" office:value="66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210806">
                <text:p>20210806</text:p>
              </table:table-cell>
              <table:table-cell office:value-type="float" office:value="231">
                <text:p>231</text:p>
              </table:table-cell>
              <table:table-cell office:value-type="float" office:value="167">
                <text:p>16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0210925">
                <text:p>20210925</text:p>
              </table:table-cell>
              <table:table-cell office:value-type="float" office:value="489">
                <text:p>489</text:p>
              </table:table-cell>
              <table:table-cell office:value-type="float" office:value="2">
                <text:p>2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20211003">
                <text:p>20211003</text:p>
              </table:table-cell>
              <table:table-cell office:value-type="float" office:value="283">
                <text:p>283</text:p>
              </table:table-cell>
              <table:table-cell office:value-type="float" office:value="243">
                <text:p>2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0211117">
                <text:p>20211117</text:p>
              </table:table-cell>
              <table:table-cell office:value-type="float" office:value="199">
                <text:p>199</text:p>
              </table:table-cell>
              <table:table-cell office:value-type="float" office:value="170">
                <text:p>1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211225">
                <text:p>20211225</text:p>
              </table:table-cell>
              <table:table-cell office:value-type="float" office:value="286">
                <text:p>286</text:p>
              </table:table-cell>
              <table:table-cell office:value-type="float" office:value="251">
                <text:p>2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0220402">
                <text:p>20220402</text:p>
              </table:table-cell>
              <table:table-cell office:value-type="float" office:value="394">
                <text:p>394</text:p>
              </table:table-cell>
              <table:table-cell office:value-type="float" office:value="299">
                <text:p>29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0220901">
                <text:p>20220901</text:p>
              </table:table-cell>
              <table:table-cell office:value-type="float" office:value="445">
                <text:p>445</text:p>
              </table:table-cell>
              <table:table-cell office:value-type="float" office:value="214">
                <text:p>214</text:p>
              </table:table-cell>
              <table:table-cell office:value-type="float" office:value="577">
                <text:p>57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62cm" svg:height="7.301cm" xlink:href=".." xlink:type="simple" chart:class="chart:bar" chart:style-name="ch1">
        <chart:plot-area chart:style-name="ch2" table:cell-range-address="工作表3.A87:工作表3.D99" chart:data-source-has-labels="column" svg:x="0.429cm" svg:y="0.146cm" svg:width="20.604cm" svg:height="7.009cm">
          <chartooo:coordinate-region svg:x="1.421cm" svg:y="0.346cm" svg:width="19.612cm" svg:height="6.162cm"/>
          <chart:axis chart:dimension="x" chart:name="primary-x" chart:style-name="ch3" chartooo:axis-type="auto">
            <chartooo:date-scale/>
            <chart:categories table:cell-range-address="工作表3.A87:工作表3.A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B87:工作表3.B99" chart:class="chart:bar">
            <chart:data-point chart:repeated="13"/>
          </chart:series>
          <chart:series chart:style-name="ch7" chart:values-cell-range-address="工作表3.C87:工作表3.C99" chart:class="chart:bar">
            <chart:data-point chart:repeated="13"/>
          </chart:series>
          <chart:series chart:style-name="ch8" chart:values-cell-range-address="工作表3.D87:工作表3.D99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float" office:value="20201123">
                <text:p>20201123</text:p>
                <draw:g>
                  <svg:desc>工作表3.A87:工作表3.A99</svg:desc>
                </draw:g>
              </table:table-cell>
              <table:table-cell office:value-type="float" office:value="617">
                <text:p>617</text:p>
                <draw:g>
                  <svg:desc>工作表3.B87:工作表3.B99</svg:desc>
                </draw:g>
              </table:table-cell>
              <table:table-cell office:value-type="float" office:value="410">
                <text:p>410</text:p>
                <draw:g>
                  <svg:desc>工作表3.C87:工作表3.C99</svg:desc>
                </draw:g>
              </table:table-cell>
              <table:table-cell office:value-type="float" office:value="233">
                <text:p>233</text:p>
                <draw:g>
                  <svg:desc>工作表3.D87:工作表3.D99</svg:desc>
                </draw:g>
              </table:table-cell>
            </table:table-row>
            <table:table-row>
              <table:table-cell office:value-type="float" office:value="20210106">
                <text:p>20210106</text:p>
              </table:table-cell>
              <table:table-cell office:value-type="float" office:value="1159">
                <text:p>1159</text:p>
              </table:table-cell>
              <table:table-cell office:value-type="float" office:value="184">
                <text:p>18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0210405">
                <text:p>20210405</text:p>
              </table:table-cell>
              <table:table-cell office:value-type="float" office:value="192">
                <text:p>192</text:p>
              </table:table-cell>
              <table:table-cell office:value-type="float" office:value="176">
                <text:p>1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210424">
                <text:p>20210424</text:p>
              </table:table-cell>
              <table:table-cell office:value-type="float" office:value="175">
                <text:p>175</text:p>
              </table:table-cell>
              <table:table-cell office:value-type="float" office:value="285">
                <text:p>2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210501">
                <text:p>20210501</text:p>
              </table:table-cell>
              <table:table-cell office:value-type="float" office:value="178">
                <text:p>178</text:p>
              </table:table-cell>
              <table:table-cell office:value-type="float" office:value="215">
                <text:p>2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0210711">
                <text:p>20210711</text:p>
              </table:table-cell>
              <table:table-cell office:value-type="float" office:value="161">
                <text:p>161</text:p>
              </table:table-cell>
              <table:table-cell office:value-type="float" office:value="84">
                <text:p>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210806">
                <text:p>20210806</text:p>
              </table:table-cell>
              <table:table-cell office:value-type="float" office:value="248">
                <text:p>248</text:p>
              </table:table-cell>
              <table:table-cell office:value-type="float" office:value="174">
                <text:p>17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0210925">
                <text:p>20210925</text:p>
              </table:table-cell>
              <table:table-cell office:value-type="float" office:value="520">
                <text:p>520</text:p>
              </table:table-cell>
              <table:table-cell office:value-type="float" office:value="2">
                <text:p>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20211003">
                <text:p>20211003</text:p>
              </table:table-cell>
              <table:table-cell office:value-type="float" office:value="283">
                <text:p>283</text:p>
              </table:table-cell>
              <table:table-cell office:value-type="float" office:value="275">
                <text:p>27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0211117">
                <text:p>20211117</text:p>
              </table:table-cell>
              <table:table-cell office:value-type="float" office:value="213">
                <text:p>213</text:p>
              </table:table-cell>
              <table:table-cell office:value-type="float" office:value="180">
                <text:p>1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211225">
                <text:p>20211225</text:p>
              </table:table-cell>
              <table:table-cell office:value-type="float" office:value="305">
                <text:p>305</text:p>
              </table:table-cell>
              <table:table-cell office:value-type="float" office:value="262">
                <text:p>26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220402">
                <text:p>20220402</text:p>
              </table:table-cell>
              <table:table-cell office:value-type="float" office:value="405">
                <text:p>405</text:p>
              </table:table-cell>
              <table:table-cell office:value-type="float" office:value="312">
                <text:p>31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0220901">
                <text:p>20220901</text:p>
              </table:table-cell>
              <table:table-cell office:value-type="float" office:value="467">
                <text:p>467</text:p>
              </table:table-cell>
              <table:table-cell office:value-type="float" office:value="241">
                <text:p>241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585cm" svg:height="7.075cm" xlink:href=".." xlink:type="simple" chart:class="chart:bar" chart:style-name="ch1">
        <chart:plot-area chart:style-name="ch2" table:cell-range-address="Sheet1.A160:Sheet1.A171 Sheet1.D160:Sheet1.D171" svg:x="0.251cm" svg:y="0.141cm" svg:width="12.083cm" svg:height="6.793cm">
          <chartooo:coordinate-region svg:x="1.243cm" svg:y="0.34cm" svg:width="11.091cm" svg:height="5.9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60:Sheet1.A171" chart:class="chart:bar">
            <chart:data-point chart:repeated="12"/>
          </chart:series>
          <chart:series chart:style-name="ch7" chart:values-cell-range-address="Sheet1.D160:Sheet1.D17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3">
                <text:p>613</text:p>
                <draw:g>
                  <svg:desc>Sheet1.A160:Sheet1.A171</svg:desc>
                </draw:g>
              </table:table-cell>
              <table:table-cell office:value-type="float" office:value="667">
                <text:p>667</text:p>
                <draw:g>
                  <svg:desc>Sheet1.D160:Sheet1.D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8">
                <text:p>1118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">
                <text:p>19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">
                <text:p>18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">
                <text:p>19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7">
                <text:p>23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2">
                <text:p>53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4">
                <text:p>29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1">
                <text:p>21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8">
                <text:p>29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4">
                <text:p>474</text:p>
              </table:table-cell>
              <table:table-cell office:value-type="float" office:value="426">
                <text:p>42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36cm" svg:height="6.072cm" xlink:href=".." xlink:type="simple" chart:class="chart:bar" chart:style-name="ch1">
        <chart:plot-area chart:style-name="ch2" table:cell-range-address="Sheet1.A177:Sheet1.A188 Sheet1.D177:Sheet1.D188" svg:x="0.246cm" svg:y="0.121cm" svg:width="11.844cm" svg:height="5.83cm">
          <chartooo:coordinate-region svg:x="1.053cm" svg:y="0.32cm" svg:width="11.037cm" svg:height="4.9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77:Sheet1.A188" chart:class="chart:bar">
            <chart:data-point chart:repeated="12"/>
          </chart:series>
          <chart:series chart:style-name="ch7" chart:values-cell-range-address="Sheet1.D177:Sheet1.D188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3">
                <text:p>413</text:p>
                <draw:g>
                  <svg:desc>Sheet1.A177:Sheet1.A188</svg:desc>
                </draw:g>
              </table:table-cell>
              <table:table-cell office:value-type="float" office:value="339">
                <text:p>339</text:p>
                <draw:g>
                  <svg:desc>Sheet1.D177:Sheet1.D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4">
                <text:p>18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">
                <text:p>20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">
                <text:p>30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">
                <text:p>22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">
                <text:p>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">
                <text:p>25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">
                <text:p>17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8">
                <text:p>25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5">
                <text:p>235</text:p>
              </table:table-cell>
              <table:table-cell office:value-type="float" office:value="169">
                <text:p>16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13cm" svg:height="6.925cm" xlink:href=".." xlink:type="simple" chart:class="chart:bar" chart:style-name="ch1">
        <chart:plot-area chart:style-name="ch2" table:cell-range-address="Sheet1.A193:Sheet1.A204 Sheet1.D193:Sheet1.D204" svg:x="0.24cm" svg:y="0.138cm" svg:width="11.533cm" svg:height="6.649cm">
          <chartooo:coordinate-region svg:x="1.047cm" svg:y="0.338cm" svg:width="10.726cm" svg:height="5.80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93:Sheet1.A204" chart:class="chart:bar">
            <chart:data-point chart:repeated="12"/>
          </chart:series>
          <chart:series chart:style-name="ch7" chart:values-cell-range-address="Sheet1.D193:Sheet1.D204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7">
                <text:p>237</text:p>
                <draw:g>
                  <svg:desc>Sheet1.A193:Sheet1.A204</svg:desc>
                </draw:g>
              </table:table-cell>
              <table:table-cell office:value-type="float" office:value="183">
                <text:p>183</text:p>
                <draw:g>
                  <svg:desc>Sheet1.D193:Sheet1.D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7">
                <text:p>25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">
                <text:p>1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">
                <text:p>20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6">
                <text:p>50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">
                <text:p>105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89cm" svg:height="7.917cm" xlink:href=".." xlink:type="simple" chart:class="chart:bar" chart:style-name="ch1">
        <chart:plot-area chart:style-name="ch2" table:cell-range-address="工作表3.A151:工作表3.D162" chart:data-source-has-labels="column" svg:x="0.415cm" svg:y="0.158cm" svg:width="19.959cm" svg:height="7.601cm">
          <chartooo:coordinate-region svg:x="1.407cm" svg:y="0.358cm" svg:width="18.967cm" svg:height="6.754cm"/>
          <chart:axis chart:dimension="x" chart:name="primary-x" chart:style-name="ch3" chartooo:axis-type="auto">
            <chartooo:date-scale/>
            <chart:categories table:cell-range-address="工作表3.A151:工作表3.A1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B151:工作表3.B162" chart:class="chart:bar">
            <chart:data-point chart:repeated="12"/>
          </chart:series>
          <chart:series chart:style-name="ch7" chart:values-cell-range-address="工作表3.C151:工作表3.C162" chart:class="chart:bar">
            <chart:data-point chart:repeated="12"/>
          </chart:series>
          <chart:series chart:style-name="ch8" chart:values-cell-range-address="工作表3.D151:工作表3.D162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float" office:value="20201123">
                <text:p>20201123</text:p>
                <draw:g>
                  <svg:desc>工作表3.A151:工作表3.A162</svg:desc>
                </draw:g>
              </table:table-cell>
              <table:table-cell office:value-type="float" office:value="559">
                <text:p>559</text:p>
                <draw:g>
                  <svg:desc>工作表3.B151:工作表3.B162</svg:desc>
                </draw:g>
              </table:table-cell>
              <table:table-cell office:value-type="float" office:value="326">
                <text:p>326</text:p>
                <draw:g>
                  <svg:desc>工作表3.C151:工作表3.C162</svg:desc>
                </draw:g>
              </table:table-cell>
              <table:table-cell office:value-type="float" office:value="291">
                <text:p>291</text:p>
                <draw:g>
                  <svg:desc>工作表3.D151:工作表3.D162</svg:desc>
                </draw:g>
              </table:table-cell>
            </table:table-row>
            <table:table-row>
              <table:table-cell office:value-type="float" office:value="20210106">
                <text:p>20210106</text:p>
              </table:table-cell>
              <table:table-cell office:value-type="float" office:value="1063">
                <text:p>1063</text:p>
              </table:table-cell>
              <table:table-cell office:value-type="float" office:value="121">
                <text:p>12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20210405">
                <text:p>20210405</text:p>
              </table:table-cell>
              <table:table-cell office:value-type="float" office:value="185">
                <text:p>185</text:p>
              </table:table-cell>
              <table:table-cell office:value-type="float" office:value="165">
                <text:p>1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0210424">
                <text:p>20210424</text:p>
              </table:table-cell>
              <table:table-cell office:value-type="float" office:value="172">
                <text:p>172</text:p>
              </table:table-cell>
              <table:table-cell office:value-type="float" office:value="242">
                <text:p>2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0210501">
                <text:p>202105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0210711">
                <text:p>20210711</text:p>
              </table:table-cell>
              <table:table-cell office:value-type="float" office:value="155">
                <text:p>155</text:p>
              </table:table-cell>
              <table:table-cell office:value-type="float" office:value="72">
                <text:p>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0210806">
                <text:p>20210806</text:p>
              </table:table-cell>
              <table:table-cell office:value-type="float" office:value="209">
                <text:p>209</text:p>
              </table:table-cell>
              <table:table-cell office:value-type="float" office:value="142">
                <text:p>14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20210925">
                <text:p>20210925</text:p>
              </table:table-cell>
              <table:table-cell office:value-type="float" office:value="476">
                <text:p>476</text:p>
              </table:table-cell>
              <table:table-cell office:value-type="float" office:value="2">
                <text:p>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20211003">
                <text:p>20211003</text:p>
              </table:table-cell>
              <table:table-cell office:value-type="float" office:value="273">
                <text:p>273</text:p>
              </table:table-cell>
              <table:table-cell office:value-type="float" office:value="244">
                <text:p>2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0211117">
                <text:p>20211117</text:p>
              </table:table-cell>
              <table:table-cell office:value-type="float" office:value="185">
                <text:p>185</text:p>
              </table:table-cell>
              <table:table-cell office:value-type="float" office:value="144">
                <text:p>1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0211225">
                <text:p>20211225</text:p>
              </table:table-cell>
              <table:table-cell office:value-type="float" office:value="283">
                <text:p>283</text:p>
              </table:table-cell>
              <table:table-cell office:value-type="float" office:value="233">
                <text:p>2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0220901">
                <text:p>20220901</text:p>
              </table:table-cell>
              <table:table-cell office:value-type="float" office:value="455">
                <text:p>455</text:p>
              </table:table-cell>
              <table:table-cell office:value-type="float" office:value="206">
                <text:p>206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05cm" svg:height="7.226cm" xlink:href=".." xlink:type="simple" chart:class="chart:bar" chart:style-name="ch1">
        <chart:plot-area chart:style-name="ch2" table:cell-range-address="工作表3.A26:工作表3.D38" chart:data-source-has-labels="column" svg:x="0.426cm" svg:y="0.144cm" svg:width="20.453cm" svg:height="6.938cm">
          <chartooo:coordinate-region svg:x="1.418cm" svg:y="0.344cm" svg:width="19.461cm" svg:height="6.091cm"/>
          <chart:axis chart:dimension="x" chart:name="primary-x" chart:style-name="ch3" chartooo:axis-type="auto">
            <chartooo:date-scale/>
            <chart:categories table:cell-range-address="工作表3.A26:工作表3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B26:工作表3.B38" chart:class="chart:bar">
            <chart:data-point chart:repeated="13"/>
          </chart:series>
          <chart:series chart:style-name="ch7" chart:values-cell-range-address="工作表3.C26:工作表3.C38" chart:class="chart:bar">
            <chart:data-point chart:repeated="13"/>
          </chart:series>
          <chart:series chart:style-name="ch8" chart:values-cell-range-address="工作表3.D26:工作表3.D38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float" office:value="20201123">
                <text:p>20201123</text:p>
                <draw:g>
                  <svg:desc>工作表3.A26:工作表3.A38</svg:desc>
                </draw:g>
              </table:table-cell>
              <table:table-cell office:value-type="float" office:value="613">
                <text:p>613</text:p>
                <draw:g>
                  <svg:desc>工作表3.B26:工作表3.B38</svg:desc>
                </draw:g>
              </table:table-cell>
              <table:table-cell office:value-type="float" office:value="413">
                <text:p>413</text:p>
                <draw:g>
                  <svg:desc>工作表3.C26:工作表3.C38</svg:desc>
                </draw:g>
              </table:table-cell>
              <table:table-cell office:value-type="float" office:value="237">
                <text:p>237</text:p>
                <draw:g>
                  <svg:desc>工作表3.D26:工作表3.D38</svg:desc>
                </draw:g>
              </table:table-cell>
            </table:table-row>
            <table:table-row>
              <table:table-cell office:value-type="float" office:value="20210106">
                <text:p>20210106</text:p>
              </table:table-cell>
              <table:table-cell office:value-type="float" office:value="1118">
                <text:p>1118</text:p>
              </table:table-cell>
              <table:table-cell office:value-type="float" office:value="184">
                <text:p>18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0210405">
                <text:p>20210405</text:p>
              </table:table-cell>
              <table:table-cell office:value-type="float" office:value="195">
                <text:p>195</text:p>
              </table:table-cell>
              <table:table-cell office:value-type="float" office:value="203">
                <text:p>2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0210424">
                <text:p>20210424</text:p>
              </table:table-cell>
              <table:table-cell office:value-type="float" office:value="183">
                <text:p>183</text:p>
              </table:table-cell>
              <table:table-cell office:value-type="float" office:value="303">
                <text:p>3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210501">
                <text:p>20210501</text:p>
              </table:table-cell>
              <table:table-cell office:value-type="float" office:value="196">
                <text:p>196</text:p>
              </table:table-cell>
              <table:table-cell office:value-type="float" office:value="227">
                <text:p>22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210711">
                <text:p>20210711</text:p>
              </table:table-cell>
              <table:table-cell office:value-type="float" office:value="163">
                <text:p>163</text:p>
              </table:table-cell>
              <table:table-cell office:value-type="float" office:value="82">
                <text:p>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210806">
                <text:p>20210806</text:p>
              </table:table-cell>
              <table:table-cell office:value-type="float" office:value="237">
                <text:p>237</text:p>
              </table:table-cell>
              <table:table-cell office:value-type="float" office:value="186">
                <text:p>18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0210925">
                <text:p>20210925</text:p>
              </table:table-cell>
              <table:table-cell office:value-type="float" office:value="532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20211003">
                <text:p>20211003</text:p>
              </table:table-cell>
              <table:table-cell office:value-type="float" office:value="294">
                <text:p>294</text:p>
              </table:table-cell>
              <table:table-cell office:value-type="float" office:value="257">
                <text:p>2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0211117">
                <text:p>20211117</text:p>
              </table:table-cell>
              <table:table-cell office:value-type="float" office:value="211">
                <text:p>211</text:p>
              </table:table-cell>
              <table:table-cell office:value-type="float" office:value="170">
                <text:p>1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211225">
                <text:p>20211225</text:p>
              </table:table-cell>
              <table:table-cell office:value-type="float" office:value="298">
                <text:p>298</text:p>
              </table:table-cell>
              <table:table-cell office:value-type="float" office:value="258">
                <text:p>25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0220402">
                <text:p>202204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0220901">
                <text:p>20220901</text:p>
              </table:table-cell>
              <table:table-cell office:value-type="float" office:value="474">
                <text:p>474</text:p>
              </table:table-cell>
              <table:table-cell office:value-type="float" office:value="235">
                <text:p>235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88cm" svg:height="7.653cm" xlink:href=".." xlink:type="simple" chart:class="chart:bar" chart:style-name="ch1">
        <chart:plot-area chart:style-name="ch2" table:cell-range-address="工作表3.A109:工作表3.D121" chart:data-source-has-labels="column" svg:x="0.423cm" svg:y="0.153cm" svg:width="20.342cm" svg:height="7.347cm">
          <chartooo:coordinate-region svg:x="1.415cm" svg:y="0.352cm" svg:width="19.35cm" svg:height="6.501cm"/>
          <chart:axis chart:dimension="x" chart:name="primary-x" chart:style-name="ch3" chartooo:axis-type="auto">
            <chartooo:date-scale/>
            <chart:categories table:cell-range-address="工作表3.A109:工作表3.A1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B109:工作表3.B121" chart:class="chart:bar">
            <chart:data-point chart:repeated="13"/>
          </chart:series>
          <chart:series chart:style-name="ch7" chart:values-cell-range-address="工作表3.C109:工作表3.C121" chart:class="chart:bar">
            <chart:data-point chart:repeated="13"/>
          </chart:series>
          <chart:series chart:style-name="ch8" chart:values-cell-range-address="工作表3.D109:工作表3.D12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float" office:value="20201123">
                <text:p>20201123</text:p>
                <draw:g>
                  <svg:desc>工作表3.A109:工作表3.A121</svg:desc>
                </draw:g>
              </table:table-cell>
              <table:table-cell office:value-type="float" office:value="667">
                <text:p>667</text:p>
                <draw:g>
                  <svg:desc>工作表3.B109:工作表3.B121</svg:desc>
                </draw:g>
              </table:table-cell>
              <table:table-cell office:value-type="float" office:value="339">
                <text:p>339</text:p>
                <draw:g>
                  <svg:desc>工作表3.C109:工作表3.C121</svg:desc>
                </draw:g>
              </table:table-cell>
              <table:table-cell office:value-type="float" office:value="183">
                <text:p>183</text:p>
                <draw:g>
                  <svg:desc>工作表3.D109:工作表3.D121</svg:desc>
                </draw:g>
              </table:table-cell>
            </table:table-row>
            <table:table-row>
              <table:table-cell office:value-type="float" office:value="20210106">
                <text:p>20210106</text:p>
              </table:table-cell>
              <table:table-cell office:value-type="float" office:value="1124">
                <text:p>1124</text:p>
              </table:table-cell>
              <table:table-cell office:value-type="float" office:value="141">
                <text:p>14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20210405">
                <text:p>20210405</text:p>
              </table:table-cell>
              <table:table-cell office:value-type="float" office:value="185">
                <text:p>185</text:p>
              </table:table-cell>
              <table:table-cell office:value-type="float" office:value="112">
                <text:p>1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0210424">
                <text:p>20210424</text:p>
              </table:table-cell>
              <table:table-cell office:value-type="float" office:value="193">
                <text:p>193</text:p>
              </table:table-cell>
              <table:table-cell office:value-type="float" office:value="190">
                <text:p>1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210501">
                <text:p>20210501</text:p>
              </table:table-cell>
              <table:table-cell office:value-type="float" office:value="219">
                <text:p>219</text:p>
              </table:table-cell>
              <table:table-cell office:value-type="float" office:value="138">
                <text:p>1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210711">
                <text:p>20210711</text:p>
              </table:table-cell>
              <table:table-cell office:value-type="float" office:value="159">
                <text:p>15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0210806">
                <text:p>20210806</text:p>
              </table:table-cell>
              <table:table-cell office:value-type="float" office:value="266">
                <text:p>266</text:p>
              </table:table-cell>
              <table:table-cell office:value-type="float" office:value="245">
                <text:p>24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0210925">
                <text:p>20210925</text:p>
              </table:table-cell>
              <table:table-cell office:value-type="float" office:value="461">
                <text:p>461</text:p>
              </table:table-cell>
              <table:table-cell office:value-type="float" office:value="2">
                <text:p>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20211003">
                <text:p>20211003</text:p>
              </table:table-cell>
              <table:table-cell office:value-type="float" office:value="278">
                <text:p>278</text:p>
              </table:table-cell>
              <table:table-cell office:value-type="float" office:value="182">
                <text:p>18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211117">
                <text:p>20211117</text:p>
              </table:table-cell>
              <table:table-cell office:value-type="float" office:value="210">
                <text:p>210</text:p>
              </table:table-cell>
              <table:table-cell office:value-type="float" office:value="137">
                <text:p>1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211225">
                <text:p>20211225</text:p>
              </table:table-cell>
              <table:table-cell office:value-type="float" office:value="307">
                <text:p>307</text:p>
              </table:table-cell>
              <table:table-cell office:value-type="float" office:value="203">
                <text:p>2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220402">
                <text:p>202204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0220901">
                <text:p>20220901</text:p>
              </table:table-cell>
              <table:table-cell office:value-type="float" office:value="426">
                <text:p>426</text:p>
              </table:table-cell>
              <table:table-cell office:value-type="float" office:value="169">
                <text:p>169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735cm" svg:height="8.18cm" xlink:href=".." xlink:type="simple" chart:class="chart:bar" chart:style-name="ch1">
        <chart:plot-area chart:style-name="ch2" table:cell-range-address="工作表3.A44:工作表3.D56" chart:data-source-has-labels="column" svg:x="0.434cm" svg:y="0.163cm" svg:width="20.867cm" svg:height="7.854cm">
          <chartooo:coordinate-region svg:x="1.426cm" svg:y="0.362cm" svg:width="19.875cm" svg:height="7.008cm"/>
          <chart:axis chart:dimension="x" chart:name="primary-x" chart:style-name="ch3" chartooo:axis-type="auto">
            <chartooo:date-scale/>
            <chart:categories table:cell-range-address="工作表3.A44:工作表3.A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B44:工作表3.B56" chart:class="chart:bar">
            <chart:data-point chart:repeated="13"/>
          </chart:series>
          <chart:series chart:style-name="ch7" chart:values-cell-range-address="工作表3.C44:工作表3.C56" chart:class="chart:bar">
            <chart:data-point chart:repeated="13"/>
          </chart:series>
          <chart:series chart:style-name="ch8" chart:values-cell-range-address="工作表3.D44:工作表3.D56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float" office:value="20201123">
                <text:p>20201123</text:p>
                <draw:g>
                  <svg:desc>工作表3.A44:工作表3.A56</svg:desc>
                </draw:g>
              </table:table-cell>
              <table:table-cell office:value-type="float" office:value="617">
                <text:p>617</text:p>
                <draw:g>
                  <svg:desc>工作表3.B44:工作表3.B56</svg:desc>
                </draw:g>
              </table:table-cell>
              <table:table-cell office:value-type="float" office:value="410">
                <text:p>410</text:p>
                <draw:g>
                  <svg:desc>工作表3.C44:工作表3.C56</svg:desc>
                </draw:g>
              </table:table-cell>
              <table:table-cell office:value-type="float" office:value="233">
                <text:p>233</text:p>
                <draw:g>
                  <svg:desc>工作表3.D44:工作表3.D56</svg:desc>
                </draw:g>
              </table:table-cell>
            </table:table-row>
            <table:table-row>
              <table:table-cell office:value-type="float" office:value="20210106">
                <text:p>20210106</text:p>
              </table:table-cell>
              <table:table-cell office:value-type="float" office:value="1133">
                <text:p>1133</text:p>
              </table:table-cell>
              <table:table-cell office:value-type="float" office:value="178">
                <text:p>17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0210405">
                <text:p>20210405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210424">
                <text:p>20210424</text:p>
              </table:table-cell>
              <table:table-cell office:value-type="float" office:value="179">
                <text:p>179</text:p>
              </table:table-cell>
              <table:table-cell office:value-type="float" office:value="297">
                <text:p>2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210501">
                <text:p>20210501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210711">
                <text:p>20210711</text:p>
              </table:table-cell>
              <table:table-cell office:value-type="float" office:value="160">
                <text:p>160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210806">
                <text:p>20210806</text:p>
              </table:table-cell>
              <table:table-cell office:value-type="float" office:value="242">
                <text:p>242</text:p>
              </table:table-cell>
              <table:table-cell office:value-type="float" office:value="196">
                <text:p>19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0210925">
                <text:p>20210925</text:p>
              </table:table-cell>
              <table:table-cell office:value-type="float" office:value="521">
                <text:p>521</text:p>
              </table:table-cell>
              <table:table-cell office:value-type="float" office:value="2">
                <text:p>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20211003">
                <text:p>20211003</text:p>
              </table:table-cell>
              <table:table-cell office:value-type="float" office:value="294">
                <text:p>294</text:p>
              </table:table-cell>
              <table:table-cell office:value-type="float" office:value="247">
                <text:p>24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0211117">
                <text:p>20211117</text:p>
              </table:table-cell>
              <table:table-cell office:value-type="float" office:value="201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211225">
                <text:p>20211225</text:p>
              </table:table-cell>
              <table:table-cell office:value-type="float" office:value="302">
                <text:p>302</text:p>
              </table:table-cell>
              <table:table-cell office:value-type="float" office:value="275">
                <text:p>27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0220402">
                <text:p>20220402</text:p>
              </table:table-cell>
              <table:table-cell office:value-type="float" office:value="402">
                <text:p>402</text:p>
              </table:table-cell>
              <table:table-cell office:value-type="float" office:value="331">
                <text:p>33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220901">
                <text:p>20220901</text:p>
              </table:table-cell>
              <table:table-cell office:value-type="float" office:value="462">
                <text:p>462</text:p>
              </table:table-cell>
              <table:table-cell office:value-type="float" office:value="247">
                <text:p>247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79cm" svg:height="9cm" xlink:href=".." xlink:type="simple" chart:class="chart:bar" chart:style-name="ch1">
        <chart:plot-area chart:style-name="ch2" table:cell-range-address="工作表3.A132:工作表3.D143" chart:data-source-has-labels="column" svg:x="0.413cm" svg:y="0.18cm" svg:width="19.853cm" svg:height="8.64cm">
          <chartooo:coordinate-region svg:x="1.405cm" svg:y="0.379cm" svg:width="18.861cm" svg:height="7.794cm"/>
          <chart:axis chart:dimension="x" chart:name="primary-x" chart:style-name="ch3" chartooo:axis-type="auto">
            <chartooo:date-scale/>
            <chart:categories table:cell-range-address="工作表3.A132:工作表3.A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B132:工作表3.B143" chart:class="chart:bar">
            <chart:data-point chart:repeated="12"/>
          </chart:series>
          <chart:series chart:style-name="ch7" chart:values-cell-range-address="工作表3.C132:工作表3.C143" chart:class="chart:bar">
            <chart:data-point chart:repeated="12"/>
          </chart:series>
          <chart:series chart:style-name="ch8" chart:values-cell-range-address="工作表3.D132:工作表3.D143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float" office:value="20201123">
                <text:p>20201123</text:p>
                <draw:g>
                  <svg:desc>工作表3.A132:工作表3.A143</svg:desc>
                </draw:g>
              </table:table-cell>
              <table:table-cell office:value-type="float" office:value="688">
                <text:p>688</text:p>
                <draw:g>
                  <svg:desc>工作表3.B132:工作表3.B143</svg:desc>
                </draw:g>
              </table:table-cell>
              <table:table-cell office:value-type="float" office:value="400">
                <text:p>400</text:p>
                <draw:g>
                  <svg:desc>工作表3.C132:工作表3.C143</svg:desc>
                </draw:g>
              </table:table-cell>
              <table:table-cell office:value-type="float" office:value="162">
                <text:p>162</text:p>
                <draw:g>
                  <svg:desc>工作表3.D132:工作表3.D143</svg:desc>
                </draw:g>
              </table:table-cell>
            </table:table-row>
            <table:table-row>
              <table:table-cell office:value-type="float" office:value="20210106">
                <text:p>20210106</text:p>
              </table:table-cell>
              <table:table-cell office:value-type="float" office:value="1158">
                <text:p>1158</text:p>
              </table:table-cell>
              <table:table-cell office:value-type="float" office:value="180">
                <text:p>18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0210405">
                <text:p>20210405</text:p>
              </table:table-cell>
              <table:table-cell office:value-type="float" office:value="202">
                <text:p>202</text:p>
              </table:table-cell>
              <table:table-cell office:value-type="float" office:value="176">
                <text:p>1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210424">
                <text:p>20210424</text:p>
              </table:table-cell>
              <table:table-cell office:value-type="float" office:value="198">
                <text:p>198</text:p>
              </table:table-cell>
              <table:table-cell office:value-type="float" office:value="275">
                <text:p>2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210501">
                <text:p>20210501</text:p>
              </table:table-cell>
              <table:table-cell office:value-type="float" office:value="226">
                <text:p>226</text:p>
              </table:table-cell>
              <table:table-cell office:value-type="float" office:value="188">
                <text:p>1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210711">
                <text:p>20210711</text:p>
              </table:table-cell>
              <table:table-cell office:value-type="float" office:value="163">
                <text:p>163</text:p>
              </table:table-cell>
              <table:table-cell office:value-type="float" office:value="77">
                <text:p>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210806">
                <text:p>20210806</text:p>
              </table:table-cell>
              <table:table-cell office:value-type="float" office:value="248">
                <text:p>248</text:p>
              </table:table-cell>
              <table:table-cell office:value-type="float" office:value="150">
                <text:p>1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0210925">
                <text:p>20210925</text:p>
              </table:table-cell>
              <table:table-cell office:value-type="float" office:value="513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0211003">
                <text:p>20211003</text:p>
              </table:table-cell>
              <table:table-cell office:value-type="float" office:value="301">
                <text:p>301</text:p>
              </table:table-cell>
              <table:table-cell office:value-type="float" office:value="281">
                <text:p>28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0211117">
                <text:p>20211117</text:p>
              </table:table-cell>
              <table:table-cell office:value-type="float" office:value="222">
                <text:p>222</text:p>
              </table:table-cell>
              <table:table-cell office:value-type="float" office:value="167">
                <text:p>1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211225">
                <text:p>20211225</text:p>
              </table:table-cell>
              <table:table-cell office:value-type="float" office:value="300">
                <text:p>300</text:p>
              </table:table-cell>
              <table:table-cell office:value-type="float" office:value="228">
                <text:p>2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220901">
                <text:p>20220901</text:p>
              </table:table-cell>
              <table:table-cell office:value-type="float" office:value="455">
                <text:p>455</text:p>
              </table:table-cell>
              <table:table-cell office:value-type="float" office:value="196">
                <text:p>196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85cm" svg:height="6.615cm" xlink:href=".." xlink:type="simple" chart:class="chart:bar" chart:style-name="ch1">
        <chart:legend chart:legend-position="end" svg:x="11.769cm" svg:y="2.653cm" style:legend-expansion="high" chart:style-name="ch2"/>
        <chart:plot-area chart:style-name="ch3" table:cell-range-address="Sheet1.A4:Sheet1.A15 Sheet1.D4:Sheet1.D15" svg:x="0.265cm" svg:y="0.132cm" svg:width="11.239cm" svg:height="6.351cm">
          <chartooo:coordinate-region svg:x="1.257cm" svg:y="0.331cm" svg:width="10.247cm" svg:height="5.5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4:Sheet1.A15" chart:class="chart:bar">
            <chart:data-point chart:repeated="12"/>
          </chart:series>
          <chart:series chart:style-name="ch8" chart:values-cell-range-address="Sheet1.D4:Sheet1.D15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8">
                <text:p>608</text:p>
                <draw:g>
                  <svg:desc>Sheet1.A4:Sheet1.A15</svg:desc>
                </draw:g>
              </table:table-cell>
              <table:table-cell office:value-type="float" office:value="613">
                <text:p>613</text:p>
                <draw:g>
                  <svg:desc>Sheet1.D4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4">
                <text:p>110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">
                <text:p>16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3">
                <text:p>22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1">
                <text:p>50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1">
                <text:p>28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1">
                <text:p>2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5">
                <text:p>29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7">
                <text:p>457</text:p>
              </table:table-cell>
              <table:table-cell office:value-type="float" office:value="474">
                <text:p>4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53cm" svg:height="6.482cm" xlink:href=".." xlink:type="simple" chart:class="chart:bar" chart:style-name="ch1">
        <chart:legend chart:legend-position="end" svg:x="11.137cm" svg:y="2.587cm" style:legend-expansion="high" chart:style-name="ch2"/>
        <chart:plot-area chart:style-name="ch3" table:cell-range-address="Sheet1.A19:Sheet1.A30 Sheet1.D19:Sheet1.D30" svg:x="0.253cm" svg:y="0.129cm" svg:width="10.631cm" svg:height="6.224cm">
          <chartooo:coordinate-region svg:x="1.06cm" svg:y="0.328cm" svg:width="9.824cm" svg:height="5.3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9:Sheet1.A30" chart:class="chart:bar">
            <chart:data-point chart:repeated="12"/>
          </chart:series>
          <chart:series chart:style-name="ch8" chart:values-cell-range-address="Sheet1.D19:Sheet1.D30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4">
                <text:p>374</text:p>
                <draw:g>
                  <svg:desc>Sheet1.A19:Sheet1.A30</svg:desc>
                </draw:g>
              </table:table-cell>
              <table:table-cell office:value-type="float" office:value="413">
                <text:p>413</text:p>
                <draw:g>
                  <svg:desc>Sheet1.D19:Sheet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">
                <text:p>16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">
                <text:p>1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">
                <text:p>25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2">
                <text:p>22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">
                <text:p>15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1">
                <text:p>24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1">
                <text:p>22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8">
                <text:p>228</text:p>
              </table:table-cell>
              <table:table-cell office:value-type="float" office:value="235">
                <text:p>2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24cm" svg:height="5.818cm" xlink:href=".." xlink:type="simple" chart:class="chart:bar" chart:style-name="ch1">
        <chart:legend chart:legend-position="end" svg:x="9.408cm" svg:y="2.255cm" style:legend-expansion="high" chart:style-name="ch2"/>
        <chart:plot-area chart:style-name="ch3" table:cell-range-address="Sheet1.A34:Sheet1.A45 Sheet1.D34:Sheet1.D45" svg:x="0.218cm" svg:y="0.116cm" svg:width="8.972cm" svg:height="5.586cm">
          <chartooo:coordinate-region svg:x="1.025cm" svg:y="0.316cm" svg:width="8.165cm" svg:height="4.7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34:Sheet1.A45" chart:class="chart:bar">
            <chart:data-point chart:repeated="12"/>
          </chart:series>
          <chart:series chart:style-name="ch8" chart:values-cell-range-address="Sheet1.D34:Sheet1.D45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">
                <text:p>242</text:p>
                <draw:g>
                  <svg:desc>Sheet1.A34:Sheet1.A45</svg:desc>
                </draw:g>
              </table:table-cell>
              <table:table-cell office:value-type="float" office:value="237">
                <text:p>237</text:p>
                <draw:g>
                  <svg:desc>Sheet1.D34:Sheet1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1">
                <text:p>27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">
                <text:p>9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">
                <text:p>21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">
                <text:p>15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">
                <text:p>1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">
                <text:p>122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9cm" svg:height="6.498cm" xlink:href=".." xlink:type="simple" chart:class="chart:bar" chart:style-name="ch1">
        <chart:plot-area chart:style-name="ch2" table:cell-range-address="Sheet1.A56:Sheet1.A65 Sheet1.D56:Sheet1.D65" svg:x="0.211cm" svg:y="0.129cm" svg:width="10.177cm" svg:height="6.24cm">
          <chartooo:coordinate-region svg:x="1.203cm" svg:y="0.328cm" svg:width="9.185cm" svg:height="5.3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56:Sheet1.A65" chart:class="chart:bar">
            <chart:data-point chart:repeated="10"/>
          </chart:series>
          <chart:series chart:style-name="ch7" chart:values-cell-range-address="Sheet1.D56:Sheet1.D65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5">
                <text:p>595</text:p>
                <draw:g>
                  <svg:desc>Sheet1.A56:Sheet1.A65</svg:desc>
                </draw:g>
              </table:table-cell>
              <table:table-cell office:value-type="float" office:value="617">
                <text:p>617</text:p>
                <draw:g>
                  <svg:desc>Sheet1.D56:Sheet1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7">
                <text:p>1097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5">
                <text:p>18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">
                <text:p>16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1">
                <text:p>23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9">
                <text:p>48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">
                <text:p>28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6">
                <text:p>28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4">
                <text:p>394</text:p>
              </table:table-cell>
              <table:table-cell office:value-type="float" office:value="402">
                <text:p>4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48cm" svg:height="6.047cm" xlink:href=".." xlink:type="simple" chart:class="chart:bar" chart:style-name="ch1">
        <chart:plot-area chart:style-name="ch2" table:cell-range-address="Sheet1.A70:Sheet1.A79 Sheet1.D70:Sheet1.D79" svg:x="0.214cm" svg:y="0.12cm" svg:width="10.32cm" svg:height="5.807cm">
          <chartooo:coordinate-region svg:x="1.021cm" svg:y="0.319cm" svg:width="9.513cm" svg:height="4.96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70:Sheet1.A79" chart:class="chart:bar">
            <chart:data-point chart:repeated="10"/>
          </chart:series>
          <chart:series chart:style-name="ch7" chart:values-cell-range-address="Sheet1.D70:Sheet1.D79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8">
                <text:p>418</text:p>
                <draw:g>
                  <svg:desc>Sheet1.A70:Sheet1.A79</svg:desc>
                </draw:g>
              </table:table-cell>
              <table:table-cell office:value-type="float" office:value="410">
                <text:p>410</text:p>
                <draw:g>
                  <svg:desc>Sheet1.D70:Sheet1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">
                <text:p>17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3">
                <text:p>24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1">
                <text:p>25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331">
                <text:p>3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